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ruckablass_Test" table:style-name="ta1">
        <table:shapes>
          <draw:frame draw:z-index="0" draw:style-name="gr1" draw:text-style-name="P1" svg:width="16.013cm" svg:height="9.004cm" svg:x="14.859cm" svg:y="1.036cm">
            <draw:object draw:notify-on-update-of-ranges="Druckablass_Test.A1:Druckablass_Test.A1 Druckablass_Test.A2:Druckablass_Test.A200 Druckablass_Test.B1:Druckablass_Test.B1 Druckablass_Test.B2:Druckablass_Test.B200 Druckablass_Test.C1:Druckablass_Test.C1 Druckablass_Test.C2:Druckablass_Test.C200 Druckablass_Test.D1:Druckablass_Test.D1 Druckablass_Test.D2:Druckablass_Test.D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Zeitspalte 1</text:p>
          </table:table-cell>
          <table:table-cell office:value-type="string" calcext:value-type="string">
            <text:p>BP103</text:p>
          </table:table-cell>
          <table:table-cell office:value-type="string" calcext:value-type="string">
            <text:p>BP101</text:p>
          </table:table-cell>
          <table:table-cell office:value-type="string" calcext:value-type="string">
            <text:p>BP102</text:p>
          </table:table-cell>
        </table:table-row>
        <table:table-row table:style-name="ro1">
          <table:table-cell office:value-type="string" calcext:value-type="string">
            <text:p>11.04.23 15:35:05</text:p>
          </table:table-cell>
          <table:table-cell office:value-type="float" office:value="2.49493622779846" calcext:value-type="float">
            <text:p>2,49493622779846</text:p>
          </table:table-cell>
          <table:table-cell office:value-type="float" office:value="2.52676510810852" calcext:value-type="float">
            <text:p>2,52676510810852</text:p>
          </table:table-cell>
          <table:table-cell office:value-type="float" office:value="2.49819159507751" calcext:value-type="float">
            <text:p>2,49819159507751</text:p>
          </table:table-cell>
        </table:table-row>
        <table:table-row table:style-name="ro1">
          <table:table-cell office:value-type="string" calcext:value-type="string">
            <text:p>11.04.23 15:35:06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529226303101" calcext:value-type="float">
            <text:p>1,41529226303101</text:p>
          </table:table-cell>
        </table:table-row>
        <table:table-row table:style-name="ro1">
          <table:table-cell office:value-type="string" calcext:value-type="string">
            <text:p>11.04.23 15:35:07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08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09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10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11</text:p>
          </table:table-cell>
          <table:table-cell office:value-type="float" office:value="1.41059029102325" calcext:value-type="float">
            <text:p>1,41059029102325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12</text:p>
          </table:table-cell>
          <table:table-cell office:value-type="float" office:value="1.41059029102325" calcext:value-type="float">
            <text:p>1,41059029102325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13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14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15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16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529226303101" calcext:value-type="float">
            <text:p>1,41529226303101</text:p>
          </table:table-cell>
        </table:table-row>
        <table:table-row table:style-name="ro1">
          <table:table-cell office:value-type="string" calcext:value-type="string">
            <text:p>11.04.23 15:35:17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529226303101" calcext:value-type="float">
            <text:p>1,41529226303101</text:p>
          </table:table-cell>
        </table:table-row>
        <table:table-row table:style-name="ro1">
          <table:table-cell office:value-type="string" calcext:value-type="string">
            <text:p>11.04.23 15:35:18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19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20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21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22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529226303101" calcext:value-type="float">
            <text:p>1,41529226303101</text:p>
          </table:table-cell>
        </table:table-row>
        <table:table-row table:style-name="ro1">
          <table:table-cell office:value-type="string" calcext:value-type="string">
            <text:p>11.04.23 15:35:23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24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25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26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27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28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29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30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31</text:p>
          </table:table-cell>
          <table:table-cell office:value-type="float" office:value="1.41059029102325" calcext:value-type="float">
            <text:p>1,41059029102325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32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33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529226303101" calcext:value-type="float">
            <text:p>1,41529226303101</text:p>
          </table:table-cell>
        </table:table-row>
        <table:table-row table:style-name="ro1">
          <table:table-cell office:value-type="string" calcext:value-type="string">
            <text:p>11.04.23 15:35:34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348373889923" calcext:value-type="float">
            <text:p>1,41348373889923</text:p>
          </table:table-cell>
          <table:table-cell office:value-type="float" office:value="1.41529226303101" calcext:value-type="float">
            <text:p>1,41529226303101</text:p>
          </table:table-cell>
        </table:table-row>
        <table:table-row table:style-name="ro1">
          <table:table-cell office:value-type="string" calcext:value-type="string">
            <text:p>11.04.23 15:35:35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348373889923" calcext:value-type="float">
            <text:p>1,41348373889923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36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348373889923" calcext:value-type="float">
            <text:p>1,41348373889923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37</text:p>
          </table:table-cell>
          <table:table-cell office:value-type="float" office:value="1.40950524806976" calcext:value-type="float">
            <text:p>1,40950524806976</text:p>
          </table:table-cell>
          <table:table-cell office:value-type="float" office:value="1.41239869594574" calcext:value-type="float">
            <text:p>1,4123986959457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38</text:p>
          </table:table-cell>
          <table:table-cell office:value-type="float" office:value="1.41059029102325" calcext:value-type="float">
            <text:p>1,41059029102325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39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40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41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42</text:p>
          </table:table-cell>
          <table:table-cell office:value-type="float" office:value="1.40950524806976" calcext:value-type="float">
            <text:p>1,4095052480697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43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529226303101" calcext:value-type="float">
            <text:p>1,41529226303101</text:p>
          </table:table-cell>
        </table:table-row>
        <table:table-row table:style-name="ro1">
          <table:table-cell office:value-type="string" calcext:value-type="string">
            <text:p>11.04.23 15:35:44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56539440155" calcext:value-type="float">
            <text:p>1,4156539440155</text:p>
          </table:table-cell>
        </table:table-row>
        <table:table-row table:style-name="ro1">
          <table:table-cell office:value-type="string" calcext:value-type="string">
            <text:p>11.04.23 15:35:45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529226303101" calcext:value-type="float">
            <text:p>1,41529226303101</text:p>
          </table:table-cell>
        </table:table-row>
        <table:table-row table:style-name="ro1">
          <table:table-cell office:value-type="string" calcext:value-type="string">
            <text:p>11.04.23 15:35:46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529226303101" calcext:value-type="float">
            <text:p>1,41529226303101</text:p>
          </table:table-cell>
        </table:table-row>
        <table:table-row table:style-name="ro1">
          <table:table-cell office:value-type="string" calcext:value-type="string">
            <text:p>11.04.23 15:35:47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48</text:p>
          </table:table-cell>
          <table:table-cell office:value-type="float" office:value="1.41059029102325" calcext:value-type="float">
            <text:p>1,41059029102325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529226303101" calcext:value-type="float">
            <text:p>1,41529226303101</text:p>
          </table:table-cell>
        </table:table-row>
        <table:table-row table:style-name="ro1">
          <table:table-cell office:value-type="string" calcext:value-type="string">
            <text:p>11.04.23 15:35:49</text:p>
          </table:table-cell>
          <table:table-cell office:value-type="float" office:value="1.41059029102325" calcext:value-type="float">
            <text:p>1,41059029102325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51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52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53</text:p>
          </table:table-cell>
          <table:table-cell office:value-type="float" office:value="1.41059029102325" calcext:value-type="float">
            <text:p>1,41059029102325</text:p>
          </table:table-cell>
          <table:table-cell office:value-type="float" office:value="1.41276037693024" calcext:value-type="float">
            <text:p>1,41276037693024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54</text:p>
          </table:table-cell>
          <table:table-cell office:value-type="float" office:value="1.40986692905426" calcext:value-type="float">
            <text:p>1,40986692905426</text:p>
          </table:table-cell>
          <table:table-cell office:value-type="float" office:value="1.38129341602325" calcext:value-type="float">
            <text:p>1,38129341602325</text:p>
          </table:table-cell>
          <table:table-cell office:value-type="float" office:value="1.41493058204651" calcext:value-type="float">
            <text:p>1,41493058204651</text:p>
          </table:table-cell>
        </table:table-row>
        <table:table-row table:style-name="ro1">
          <table:table-cell office:value-type="string" calcext:value-type="string">
            <text:p>11.04.23 15:35:55</text:p>
          </table:table-cell>
          <table:table-cell office:value-type="float" office:value="1.40697336196899" calcext:value-type="float">
            <text:p>1,40697336196899</text:p>
          </table:table-cell>
          <table:table-cell office:value-type="float" office:value="0.989944994449615" calcext:value-type="float">
            <text:p>0,989944994449615</text:p>
          </table:table-cell>
          <table:table-cell office:value-type="float" office:value="1.41203701496124" calcext:value-type="float">
            <text:p>1,41203701496124</text:p>
          </table:table-cell>
        </table:table-row>
        <table:table-row table:style-name="ro1">
          <table:table-cell office:value-type="string" calcext:value-type="string">
            <text:p>11.04.23 15:35:56</text:p>
          </table:table-cell>
          <table:table-cell office:value-type="float" office:value="1.39142072200775" calcext:value-type="float">
            <text:p>1,39142072200775</text:p>
          </table:table-cell>
          <table:table-cell office:value-type="float" office:value="0.989944994449615" calcext:value-type="float">
            <text:p>0,989944994449615</text:p>
          </table:table-cell>
          <table:table-cell office:value-type="float" office:value="1.39395248889923" calcext:value-type="float">
            <text:p>1,39395248889923</text:p>
          </table:table-cell>
        </table:table-row>
        <table:table-row table:style-name="ro1">
          <table:table-cell office:value-type="string" calcext:value-type="string">
            <text:p>11.04.23 15:35:57</text:p>
          </table:table-cell>
          <table:table-cell office:value-type="float" office:value="1.37622976303101" calcext:value-type="float">
            <text:p>1,37622976303101</text:p>
          </table:table-cell>
          <table:table-cell office:value-type="float" office:value="0.99428528547287" calcext:value-type="float">
            <text:p>0,99428528547287</text:p>
          </table:table-cell>
          <table:table-cell office:value-type="float" office:value="1.37912321090698" calcext:value-type="float">
            <text:p>1,37912321090698</text:p>
          </table:table-cell>
        </table:table-row>
        <table:table-row table:style-name="ro1">
          <table:table-cell office:value-type="string" calcext:value-type="string">
            <text:p>11.04.23 15:35:58</text:p>
          </table:table-cell>
          <table:table-cell office:value-type="float" office:value="1.36103880405426" calcext:value-type="float">
            <text:p>1,36103880405426</text:p>
          </table:table-cell>
          <table:table-cell office:value-type="float" office:value="0.995732069015503" calcext:value-type="float">
            <text:p>0,995732069015503</text:p>
          </table:table-cell>
          <table:table-cell office:value-type="float" office:value="1.36429393291473" calcext:value-type="float">
            <text:p>1,36429393291473</text:p>
          </table:table-cell>
        </table:table-row>
        <table:table-row table:style-name="ro1">
          <table:table-cell office:value-type="string" calcext:value-type="string">
            <text:p>11.04.23 15:35:59</text:p>
          </table:table-cell>
          <table:table-cell office:value-type="float" office:value="1.34657120704651" calcext:value-type="float">
            <text:p>1,34657120704651</text:p>
          </table:table-cell>
          <table:table-cell office:value-type="float" office:value="0.995732069015503" calcext:value-type="float">
            <text:p>0,995732069015503</text:p>
          </table:table-cell>
          <table:table-cell office:value-type="float" office:value="1.34910297393799" calcext:value-type="float">
            <text:p>1,34910297393799</text:p>
          </table:table-cell>
        </table:table-row>
        <table:table-row table:style-name="ro1">
          <table:table-cell office:value-type="string" calcext:value-type="string">
            <text:p>11.04.23 15:36:00</text:p>
          </table:table-cell>
          <table:table-cell office:value-type="float" office:value="1.33101856708527" calcext:value-type="float">
            <text:p>1,33101856708527</text:p>
          </table:table-cell>
          <table:table-cell office:value-type="float" office:value="0.994646966457367" calcext:value-type="float">
            <text:p>0,994646966457367</text:p>
          </table:table-cell>
          <table:table-cell office:value-type="float" office:value="1.33427369594574" calcext:value-type="float">
            <text:p>1,33427369594574</text:p>
          </table:table-cell>
        </table:table-row>
        <table:table-row table:style-name="ro1">
          <table:table-cell office:value-type="string" calcext:value-type="string">
            <text:p>11.04.23 15:36:01</text:p>
          </table:table-cell>
          <table:table-cell office:value-type="float" office:value="1.32523143291473" calcext:value-type="float">
            <text:p>1,32523143291473</text:p>
          </table:table-cell>
          <table:table-cell office:value-type="float" office:value="0.99428528547287" calcext:value-type="float">
            <text:p>0,99428528547287</text:p>
          </table:table-cell>
          <table:table-cell office:value-type="float" office:value="1.32993340492249" calcext:value-type="float">
            <text:p>1,32993340492249</text:p>
          </table:table-cell>
        </table:table-row>
        <table:table-row table:style-name="ro1">
          <table:table-cell office:value-type="string" calcext:value-type="string">
            <text:p>11.04.23 15:36:02</text:p>
          </table:table-cell>
          <table:table-cell office:value-type="float" office:value="1.31112563610077" calcext:value-type="float">
            <text:p>1,31112563610077</text:p>
          </table:table-cell>
          <table:table-cell office:value-type="float" office:value="0.991391777992249" calcext:value-type="float">
            <text:p>0,991391777992249</text:p>
          </table:table-cell>
          <table:table-cell office:value-type="float" office:value="1.31365740299225" calcext:value-type="float">
            <text:p>1,31365740299225</text:p>
          </table:table-cell>
        </table:table-row>
        <table:table-row table:style-name="ro1">
          <table:table-cell office:value-type="string" calcext:value-type="string">
            <text:p>11.04.23 15:36:03</text:p>
          </table:table-cell>
          <table:table-cell office:value-type="float" office:value="1.29521119594574" calcext:value-type="float">
            <text:p>1,29521119594574</text:p>
          </table:table-cell>
          <table:table-cell office:value-type="float" office:value="0.996817111968994" calcext:value-type="float">
            <text:p>0,996817111968994</text:p>
          </table:table-cell>
          <table:table-cell office:value-type="float" office:value="1.2984664440155" calcext:value-type="float">
            <text:p>1,2984664440155</text:p>
          </table:table-cell>
        </table:table-row>
        <table:table-row table:style-name="ro1">
          <table:table-cell office:value-type="string" calcext:value-type="string">
            <text:p>11.04.23 15:36:04</text:p>
          </table:table-cell>
          <table:table-cell office:value-type="float" office:value="1.2796585559845" calcext:value-type="float">
            <text:p>1,2796585559845</text:p>
          </table:table-cell>
          <table:table-cell office:value-type="float" office:value="0.987774908542633" calcext:value-type="float">
            <text:p>0,987774908542633</text:p>
          </table:table-cell>
          <table:table-cell office:value-type="float" office:value="1.29159438610077" calcext:value-type="float">
            <text:p>1,29159438610077</text:p>
          </table:table-cell>
        </table:table-row>
        <table:table-row table:style-name="ro1">
          <table:table-cell office:value-type="string" calcext:value-type="string">
            <text:p>11.04.23 15:36:05</text:p>
          </table:table-cell>
          <table:table-cell office:value-type="float" office:value="1.27423322200775" calcext:value-type="float">
            <text:p>1,27423322200775</text:p>
          </table:table-cell>
          <table:table-cell office:value-type="float" office:value="0.989583313465118" calcext:value-type="float">
            <text:p>0,989583313465118</text:p>
          </table:table-cell>
          <table:table-cell office:value-type="float" office:value="1.27748847007751" calcext:value-type="float">
            <text:p>1,27748847007751</text:p>
          </table:table-cell>
        </table:table-row>
        <table:table-row table:style-name="ro1">
          <table:table-cell office:value-type="string" calcext:value-type="string">
            <text:p>11.04.23 15:36:06</text:p>
          </table:table-cell>
          <table:table-cell office:value-type="float" office:value="1.2594039440155" calcext:value-type="float">
            <text:p>1,2594039440155</text:p>
          </table:table-cell>
          <table:table-cell office:value-type="float" office:value="0.991030097007751" calcext:value-type="float">
            <text:p>0,991030097007751</text:p>
          </table:table-cell>
          <table:table-cell office:value-type="float" office:value="1.2601273059845" calcext:value-type="float">
            <text:p>1,2601273059845</text:p>
          </table:table-cell>
        </table:table-row>
        <table:table-row table:style-name="ro1">
          <table:table-cell office:value-type="string" calcext:value-type="string">
            <text:p>11.04.23 15:36:07</text:p>
          </table:table-cell>
          <table:table-cell office:value-type="float" office:value="1.25289356708527" calcext:value-type="float">
            <text:p>1,25289356708527</text:p>
          </table:table-cell>
          <table:table-cell office:value-type="float" office:value="0.991030097007751" calcext:value-type="float">
            <text:p>0,991030097007751</text:p>
          </table:table-cell>
          <table:table-cell office:value-type="float" office:value="1.25614869594574" calcext:value-type="float">
            <text:p>1,25614869594574</text:p>
          </table:table-cell>
        </table:table-row>
        <table:table-row table:style-name="ro1">
          <table:table-cell office:value-type="string" calcext:value-type="string">
            <text:p>11.04.23 15:36:08</text:p>
          </table:table-cell>
          <table:table-cell office:value-type="float" office:value="1.23806428909302" calcext:value-type="float">
            <text:p>1,23806428909302</text:p>
          </table:table-cell>
          <table:table-cell office:value-type="float" office:value="1.13570606708527" calcext:value-type="float">
            <text:p>1,13570606708527</text:p>
          </table:table-cell>
          <table:table-cell office:value-type="float" office:value="1.24674475193024" calcext:value-type="float">
            <text:p>1,24674475193024</text:p>
          </table:table-cell>
        </table:table-row>
        <table:table-row table:style-name="ro1">
          <table:table-cell office:value-type="string" calcext:value-type="string">
            <text:p>11.04.23 15:36:09</text:p>
          </table:table-cell>
          <table:table-cell office:value-type="float" office:value="1.23444736003876" calcext:value-type="float">
            <text:p>1,23444736003876</text:p>
          </table:table-cell>
          <table:table-cell office:value-type="float" office:value="1.19249129295349" calcext:value-type="float">
            <text:p>1,19249129295349</text:p>
          </table:table-cell>
          <table:table-cell office:value-type="float" office:value="1.24095773696899" calcext:value-type="float">
            <text:p>1,24095773696899</text:p>
          </table:table-cell>
        </table:table-row>
        <table:table-row table:style-name="ro1">
          <table:table-cell office:value-type="string" calcext:value-type="string">
            <text:p>11.04.23 15:36:10</text:p>
          </table:table-cell>
          <table:table-cell office:value-type="float" office:value="1.23300063610077" calcext:value-type="float">
            <text:p>1,23300063610077</text:p>
          </table:table-cell>
          <table:table-cell office:value-type="float" office:value="1.20804393291473" calcext:value-type="float">
            <text:p>1,20804393291473</text:p>
          </table:table-cell>
          <table:table-cell office:value-type="float" office:value="1.23842597007751" calcext:value-type="float">
            <text:p>1,23842597007751</text:p>
          </table:table-cell>
        </table:table-row>
        <table:table-row table:style-name="ro1">
          <table:table-cell office:value-type="string" calcext:value-type="string">
            <text:p>11.04.23 15:36:11</text:p>
          </table:table-cell>
          <table:table-cell office:value-type="float" office:value="1.23300063610077" calcext:value-type="float">
            <text:p>1,23300063610077</text:p>
          </table:table-cell>
          <table:table-cell office:value-type="float" office:value="1.21527779102325" calcext:value-type="float">
            <text:p>1,21527779102325</text:p>
          </table:table-cell>
          <table:table-cell office:value-type="float" office:value="1.23770248889923" calcext:value-type="float">
            <text:p>1,23770248889923</text:p>
          </table:table-cell>
        </table:table-row>
        <table:table-row table:style-name="ro1">
          <table:table-cell office:value-type="string" calcext:value-type="string">
            <text:p>11.04.23 15:36:12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2142648696899" calcext:value-type="float">
            <text:p>1,22142648696899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6:13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2576677799225" calcext:value-type="float">
            <text:p>1,225766777992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14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2902202606201" calcext:value-type="float">
            <text:p>1,22902202606201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15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046875" calcext:value-type="float">
            <text:p>1,2304687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16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155379295349" calcext:value-type="float">
            <text:p>1,23155379295349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17</text:p>
          </table:table-cell>
          <table:table-cell table:number-columns-repeated="2" office:value-type="float" office:value="1.23227715492249" calcext:value-type="float">
            <text:p>1,23227715492249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18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300063610077" calcext:value-type="float">
            <text:p>1,23300063610077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19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336231708527" calcext:value-type="float">
            <text:p>1,23336231708527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6:20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336231708527" calcext:value-type="float">
            <text:p>1,23336231708527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21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372399806976" calcext:value-type="float">
            <text:p>1,23372399806976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22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372399806976" calcext:value-type="float">
            <text:p>1,23372399806976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23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444736003876" calcext:value-type="float">
            <text:p>1,23444736003876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24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444736003876" calcext:value-type="float">
            <text:p>1,23444736003876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25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372399806976" calcext:value-type="float">
            <text:p>1,23372399806976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26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444736003876" calcext:value-type="float">
            <text:p>1,23444736003876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6:27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444736003876" calcext:value-type="float">
            <text:p>1,23444736003876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28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29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444736003876" calcext:value-type="float">
            <text:p>1,23444736003876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30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44736003876" calcext:value-type="float">
            <text:p>1,23444736003876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31</text:p>
          </table:table-cell>
          <table:table-cell office:value-type="float" office:value="1.23300063610077" calcext:value-type="float">
            <text:p>1,23300063610077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32</text:p>
          </table:table-cell>
          <table:table-cell office:value-type="float" office:value="1.23300063610077" calcext:value-type="float">
            <text:p>1,23300063610077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6:33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6:34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6:35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517072200775" calcext:value-type="float">
            <text:p>1,23517072200775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6:36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6:37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517072200775" calcext:value-type="float">
            <text:p>1,23517072200775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6:38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39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40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41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42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43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44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45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46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47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6:48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517072200775" calcext:value-type="float">
            <text:p>1,2351707220077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49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50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51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52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517072200775" calcext:value-type="float">
            <text:p>1,2351707220077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53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517072200775" calcext:value-type="float">
            <text:p>1,2351707220077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54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517072200775" calcext:value-type="float">
            <text:p>1,2351707220077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55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517072200775" calcext:value-type="float">
            <text:p>1,2351707220077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6:56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517072200775" calcext:value-type="float">
            <text:p>1,23517072200775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6:57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517072200775" calcext:value-type="float">
            <text:p>1,23517072200775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6:58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6:59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7:00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770248889923" calcext:value-type="float">
            <text:p>1,23770248889923</text:p>
          </table:table-cell>
        </table:table-row>
        <table:table-row table:style-name="ro1">
          <table:table-cell office:value-type="string" calcext:value-type="string">
            <text:p>11.04.23 15:37:01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7:02</text:p>
          </table:table-cell>
          <table:table-cell office:value-type="float" office:value="1.23227715492249" calcext:value-type="float">
            <text:p>1,2322771549224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7:03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7:04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61744594574" calcext:value-type="float">
            <text:p>1,23661744594574</text:p>
          </table:table-cell>
        </table:table-row>
        <table:table-row table:style-name="ro1">
          <table:table-cell office:value-type="string" calcext:value-type="string">
            <text:p>11.04.23 15:37:05</text:p>
          </table:table-cell>
          <table:table-cell office:value-type="float" office:value="1.23191547393799" calcext:value-type="float">
            <text:p>1,23191547393799</text:p>
          </table:table-cell>
          <table:table-cell office:value-type="float" office:value="1.23480904102325" calcext:value-type="float">
            <text:p>1,23480904102325</text:p>
          </table:table-cell>
          <table:table-cell office:value-type="float" office:value="1.23697912693024" calcext:value-type="float">
            <text:p>1,23697912693024</text:p>
          </table:table-cell>
        </table:table-row>
        <table:table-row table:style-name="ro1">
          <table:table-cell office:value-type="string" calcext:value-type="string">
            <text:p>11.04.23 15:37:06</text:p>
          </table:table-cell>
          <table:table-cell office:value-type="float" office:value="1.2301070690155" calcext:value-type="float">
            <text:p>1,2301070690155</text:p>
          </table:table-cell>
          <table:table-cell office:value-type="float" office:value="0.992476880550385" calcext:value-type="float">
            <text:p>0,992476880550385</text:p>
          </table:table-cell>
          <table:table-cell office:value-type="float" office:value="1.23480904102325" calcext:value-type="float">
            <text:p>1,23480904102325</text:p>
          </table:table-cell>
        </table:table-row>
        <table:table-row table:style-name="ro1">
          <table:table-cell office:value-type="string" calcext:value-type="string">
            <text:p>11.04.23 15:37:07</text:p>
          </table:table-cell>
          <table:table-cell office:value-type="float" office:value="1.22395837306976" calcext:value-type="float">
            <text:p>1,22395837306976</text:p>
          </table:table-cell>
          <table:table-cell office:value-type="float" office:value="0.98813658952713" calcext:value-type="float">
            <text:p>0,98813658952713</text:p>
          </table:table-cell>
          <table:table-cell office:value-type="float" office:value="1.22866034507751" calcext:value-type="float">
            <text:p>1,22866034507751</text:p>
          </table:table-cell>
        </table:table-row>
        <table:table-row table:style-name="ro1">
          <table:table-cell office:value-type="string" calcext:value-type="string">
            <text:p>11.04.23 15:37:08</text:p>
          </table:table-cell>
          <table:table-cell office:value-type="float" office:value="1.21021413803101" calcext:value-type="float">
            <text:p>1,21021413803101</text:p>
          </table:table-cell>
          <table:table-cell office:value-type="float" office:value="0.986689805984497" calcext:value-type="float">
            <text:p>0,986689805984497</text:p>
          </table:table-cell>
          <table:table-cell office:value-type="float" office:value="1.21383106708527" calcext:value-type="float">
            <text:p>1,21383106708527</text:p>
          </table:table-cell>
        </table:table-row>
        <table:table-row table:style-name="ro1">
          <table:table-cell office:value-type="string" calcext:value-type="string">
            <text:p>11.04.23 15:37:09</text:p>
          </table:table-cell>
          <table:table-cell office:value-type="float" office:value="1.20189523696899" calcext:value-type="float">
            <text:p>1,20189523696899</text:p>
          </table:table-cell>
          <table:table-cell office:value-type="float" office:value="0.985604763031006" calcext:value-type="float">
            <text:p>0,985604763031006</text:p>
          </table:table-cell>
          <table:table-cell office:value-type="float" office:value="1.20732057094574" calcext:value-type="float">
            <text:p>1,20732057094574</text:p>
          </table:table-cell>
        </table:table-row>
        <table:table-row table:style-name="ro1">
          <table:table-cell office:value-type="string" calcext:value-type="string">
            <text:p>11.04.23 15:37:10</text:p>
          </table:table-cell>
          <table:table-cell office:value-type="float" office:value="1.18561923503876" calcext:value-type="float">
            <text:p>1,18561923503876</text:p>
          </table:table-cell>
          <table:table-cell office:value-type="float" office:value="0.985243082046509" calcext:value-type="float">
            <text:p>0,985243082046509</text:p>
          </table:table-cell>
          <table:table-cell office:value-type="float" office:value="1.19249129295349" calcext:value-type="float">
            <text:p>1,19249129295349</text:p>
          </table:table-cell>
        </table:table-row>
        <table:table-row table:style-name="ro1">
          <table:table-cell office:value-type="string" calcext:value-type="string">
            <text:p>11.04.23 15:37:11</text:p>
          </table:table-cell>
          <table:table-cell office:value-type="float" office:value="1.1820023059845" calcext:value-type="float">
            <text:p>1,1820023059845</text:p>
          </table:table-cell>
          <table:table-cell office:value-type="float" office:value="0.984881341457367" calcext:value-type="float">
            <text:p>0,984881341457367</text:p>
          </table:table-cell>
          <table:table-cell office:value-type="float" office:value="1.18815100193024" calcext:value-type="float">
            <text:p>1,18815100193024</text:p>
          </table:table-cell>
        </table:table-row>
        <table:table-row table:style-name="ro1">
          <table:table-cell office:value-type="string" calcext:value-type="string">
            <text:p>11.04.23 15:37:12</text:p>
          </table:table-cell>
          <table:table-cell office:value-type="float" office:value="1.17621529102325" calcext:value-type="float">
            <text:p>1,17621529102325</text:p>
          </table:table-cell>
          <table:table-cell office:value-type="float" office:value="0.983796298503876" calcext:value-type="float">
            <text:p>0,983796298503876</text:p>
          </table:table-cell>
          <table:table-cell office:value-type="float" office:value="1.18091726303101" calcext:value-type="float">
            <text:p>1,18091726303101</text:p>
          </table:table-cell>
        </table:table-row>
        <table:table-row table:style-name="ro1">
          <table:table-cell office:value-type="string" calcext:value-type="string">
            <text:p>11.04.23 15:37:13</text:p>
          </table:table-cell>
          <table:table-cell office:value-type="float" office:value="1.16825807094574" calcext:value-type="float">
            <text:p>1,16825807094574</text:p>
          </table:table-cell>
          <table:table-cell office:value-type="float" office:value="0.983796298503876" calcext:value-type="float">
            <text:p>0,983796298503876</text:p>
          </table:table-cell>
          <table:table-cell office:value-type="float" office:value="1.17332172393799" calcext:value-type="float">
            <text:p>1,17332172393799</text:p>
          </table:table-cell>
        </table:table-row>
        <table:table-row table:style-name="ro1">
          <table:table-cell office:value-type="string" calcext:value-type="string">
            <text:p>11.04.23 15:37:14</text:p>
          </table:table-cell>
          <table:table-cell office:value-type="float" office:value="1.15379047393799" calcext:value-type="float">
            <text:p>1,15379047393799</text:p>
          </table:table-cell>
          <table:table-cell office:value-type="float" office:value="0.982711255550385" calcext:value-type="float">
            <text:p>0,982711255550385</text:p>
          </table:table-cell>
          <table:table-cell office:value-type="float" office:value="1.16391777992249" calcext:value-type="float">
            <text:p>1,16391777992249</text:p>
          </table:table-cell>
        </table:table-row>
        <table:table-row table:style-name="ro1">
          <table:table-cell office:value-type="string" calcext:value-type="string">
            <text:p>11.04.23 15:37:15</text:p>
          </table:table-cell>
          <table:table-cell office:value-type="float" office:value="1.14908850193024" calcext:value-type="float">
            <text:p>1,14908850193024</text:p>
          </table:table-cell>
          <table:table-cell office:value-type="float" office:value="0.982349514961243" calcext:value-type="float">
            <text:p>0,982349514961243</text:p>
          </table:table-cell>
          <table:table-cell office:value-type="float" office:value="1.15668404102325" calcext:value-type="float">
            <text:p>1,15668404102325</text:p>
          </table:table-cell>
        </table:table-row>
        <table:table-row table:style-name="ro1">
          <table:table-cell office:value-type="string" calcext:value-type="string">
            <text:p>11.04.23 15:37:16</text:p>
          </table:table-cell>
          <table:table-cell office:value-type="float" office:value="1.14330148696899" calcext:value-type="float">
            <text:p>1,14330148696899</text:p>
          </table:table-cell>
          <table:table-cell office:value-type="float" office:value="0.981987833976746" calcext:value-type="float">
            <text:p>0,981987833976746</text:p>
          </table:table-cell>
          <table:table-cell office:value-type="float" office:value="1.14945018291473" calcext:value-type="float">
            <text:p>1,14945018291473</text:p>
          </table:table-cell>
        </table:table-row>
        <table:table-row table:style-name="ro1">
          <table:table-cell office:value-type="string" calcext:value-type="string">
            <text:p>11.04.23 15:37:17</text:p>
          </table:table-cell>
          <table:table-cell office:value-type="float" office:value="1.13679111003876" calcext:value-type="float">
            <text:p>1,13679111003876</text:p>
          </table:table-cell>
          <table:table-cell office:value-type="float" office:value="0.981264472007751" calcext:value-type="float">
            <text:p>0,981264472007751</text:p>
          </table:table-cell>
          <table:table-cell office:value-type="float" office:value="1.13534438610077" calcext:value-type="float">
            <text:p>1,13534438610077</text:p>
          </table:table-cell>
        </table:table-row>
        <table:table-row table:style-name="ro1">
          <table:table-cell office:value-type="string" calcext:value-type="string">
            <text:p>11.04.23 15:37:18</text:p>
          </table:table-cell>
          <table:table-cell office:value-type="float" office:value="1.13064241409302" calcext:value-type="float">
            <text:p>1,13064241409302</text:p>
          </table:table-cell>
          <table:table-cell office:value-type="float" office:value="0.980902791023254" calcext:value-type="float">
            <text:p>0,980902791023254</text:p>
          </table:table-cell>
          <table:table-cell office:value-type="float" office:value="1.1324508190155" calcext:value-type="float">
            <text:p>1,1324508190155</text:p>
          </table:table-cell>
        </table:table-row>
        <table:table-row table:style-name="ro1">
          <table:table-cell office:value-type="string" calcext:value-type="string">
            <text:p>11.04.23 15:37:19</text:p>
          </table:table-cell>
          <table:table-cell office:value-type="float" office:value="1.12449359893799" calcext:value-type="float">
            <text:p>1,12449359893799</text:p>
          </table:table-cell>
          <table:table-cell office:value-type="float" office:value="0.980541110038757" calcext:value-type="float">
            <text:p>0,980541110038757</text:p>
          </table:table-cell>
          <table:table-cell office:value-type="float" office:value="1.12774884700775" calcext:value-type="float">
            <text:p>1,12774884700775</text:p>
          </table:table-cell>
        </table:table-row>
        <table:table-row table:style-name="ro1">
          <table:table-cell office:value-type="string" calcext:value-type="string">
            <text:p>11.04.23 15:37:20</text:p>
          </table:table-cell>
          <table:table-cell office:value-type="float" office:value="1.11762154102325" calcext:value-type="float">
            <text:p>1,11762154102325</text:p>
          </table:table-cell>
          <table:table-cell office:value-type="float" office:value="0.980541110038757" calcext:value-type="float">
            <text:p>0,980541110038757</text:p>
          </table:table-cell>
          <table:table-cell office:value-type="float" office:value="1.12015330791473" calcext:value-type="float">
            <text:p>1,12015330791473</text:p>
          </table:table-cell>
        </table:table-row>
        <table:table-row table:style-name="ro1">
          <table:table-cell office:value-type="string" calcext:value-type="string">
            <text:p>11.04.23 15:37:21</text:p>
          </table:table-cell>
          <table:table-cell office:value-type="float" office:value="1.10966432094574" calcext:value-type="float">
            <text:p>1,10966432094574</text:p>
          </table:table-cell>
          <table:table-cell office:value-type="float" office:value="0.979456007480621" calcext:value-type="float">
            <text:p>0,979456007480621</text:p>
          </table:table-cell>
          <table:table-cell office:value-type="float" office:value="1.11472797393799" calcext:value-type="float">
            <text:p>1,11472797393799</text:p>
          </table:table-cell>
        </table:table-row>
        <table:table-row table:style-name="ro1">
          <table:table-cell office:value-type="string" calcext:value-type="string">
            <text:p>11.04.23 15:37:22</text:p>
          </table:table-cell>
          <table:table-cell office:value-type="float" office:value="1.1038773059845" calcext:value-type="float">
            <text:p>1,1038773059845</text:p>
          </table:table-cell>
          <table:table-cell office:value-type="float" office:value="0.980179369449615" calcext:value-type="float">
            <text:p>0,980179369449615</text:p>
          </table:table-cell>
          <table:table-cell office:value-type="float" office:value="1.10894095897675" calcext:value-type="float">
            <text:p>1,10894095897675</text:p>
          </table:table-cell>
        </table:table-row>
        <table:table-row table:style-name="ro1">
          <table:table-cell office:value-type="string" calcext:value-type="string">
            <text:p>11.04.23 15:37:23</text:p>
          </table:table-cell>
          <table:table-cell office:value-type="float" office:value="1.09809029102325" calcext:value-type="float">
            <text:p>1,09809029102325</text:p>
          </table:table-cell>
          <table:table-cell office:value-type="float" office:value="0.979456007480621" calcext:value-type="float">
            <text:p>0,979456007480621</text:p>
          </table:table-cell>
          <table:table-cell office:value-type="float" office:value="1.1038773059845" calcext:value-type="float">
            <text:p>1,1038773059845</text:p>
          </table:table-cell>
        </table:table-row>
        <table:table-row table:style-name="ro1">
          <table:table-cell office:value-type="string" calcext:value-type="string">
            <text:p>11.04.23 15:37:24</text:p>
          </table:table-cell>
          <table:table-cell office:value-type="float" office:value="1.09302663803101" calcext:value-type="float">
            <text:p>1,09302663803101</text:p>
          </table:table-cell>
          <table:table-cell office:value-type="float" office:value="0.979094326496124" calcext:value-type="float">
            <text:p>0,979094326496124</text:p>
          </table:table-cell>
          <table:table-cell office:value-type="float" office:value="1.09809029102325" calcext:value-type="float">
            <text:p>1,09809029102325</text:p>
          </table:table-cell>
        </table:table-row>
        <table:table-row table:style-name="ro1">
          <table:table-cell office:value-type="string" calcext:value-type="string">
            <text:p>11.04.23 15:37:25</text:p>
          </table:table-cell>
          <table:table-cell office:value-type="float" office:value="1.08832466602325" calcext:value-type="float">
            <text:p>1,08832466602325</text:p>
          </table:table-cell>
          <table:table-cell office:value-type="float" office:value="0.979094326496124" calcext:value-type="float">
            <text:p>0,979094326496124</text:p>
          </table:table-cell>
          <table:table-cell office:value-type="float" office:value="1.09302663803101" calcext:value-type="float">
            <text:p>1,09302663803101</text:p>
          </table:table-cell>
        </table:table-row>
        <table:table-row table:style-name="ro1">
          <table:table-cell office:value-type="string" calcext:value-type="string">
            <text:p>11.04.23 15:37:26</text:p>
          </table:table-cell>
          <table:table-cell office:value-type="float" office:value="1.0836226940155" calcext:value-type="float">
            <text:p>1,0836226940155</text:p>
          </table:table-cell>
          <table:table-cell office:value-type="float" office:value="0.978732645511627" calcext:value-type="float">
            <text:p>0,978732645511627</text:p>
          </table:table-cell>
          <table:table-cell office:value-type="float" office:value="1.08651626110077" calcext:value-type="float">
            <text:p>1,08651626110077</text:p>
          </table:table-cell>
        </table:table-row>
        <table:table-row table:style-name="ro1">
          <table:table-cell office:value-type="string" calcext:value-type="string">
            <text:p>11.04.23 15:37:27</text:p>
          </table:table-cell>
          <table:table-cell office:value-type="float" office:value="1.07711231708527" calcext:value-type="float">
            <text:p>1,07711231708527</text:p>
          </table:table-cell>
          <table:table-cell office:value-type="float" office:value="0.978009283542633" calcext:value-type="float">
            <text:p>0,978009283542633</text:p>
          </table:table-cell>
          <table:table-cell office:value-type="float" office:value="1.08253765106201" calcext:value-type="float">
            <text:p>1,08253765106201</text:p>
          </table:table-cell>
        </table:table-row>
        <table:table-row table:style-name="ro1">
          <table:table-cell office:value-type="string" calcext:value-type="string">
            <text:p>11.04.23 15:37:28</text:p>
          </table:table-cell>
          <table:table-cell office:value-type="float" office:value="1.07241034507751" calcext:value-type="float">
            <text:p>1,07241034507751</text:p>
          </table:table-cell>
          <table:table-cell office:value-type="float" office:value="0.978009283542633" calcext:value-type="float">
            <text:p>0,978009283542633</text:p>
          </table:table-cell>
          <table:table-cell office:value-type="float" office:value="1.07747399806976" calcext:value-type="float">
            <text:p>1,07747399806976</text:p>
          </table:table-cell>
        </table:table-row>
        <table:table-row table:style-name="ro1">
          <table:table-cell office:value-type="string" calcext:value-type="string">
            <text:p>11.04.23 15:37:29</text:p>
          </table:table-cell>
          <table:table-cell office:value-type="float" office:value="1.06879341602325" calcext:value-type="float">
            <text:p>1,06879341602325</text:p>
          </table:table-cell>
          <table:table-cell office:value-type="float" office:value="0.977647542953491" calcext:value-type="float">
            <text:p>0,977647542953491</text:p>
          </table:table-cell>
          <table:table-cell office:value-type="float" office:value="1.07349538803101" calcext:value-type="float">
            <text:p>1,07349538803101</text:p>
          </table:table-cell>
        </table:table-row>
        <table:table-row table:style-name="ro1">
          <table:table-cell office:value-type="string" calcext:value-type="string">
            <text:p>11.04.23 15:37:30</text:p>
          </table:table-cell>
          <table:table-cell office:value-type="float" office:value="1.064453125" calcext:value-type="float">
            <text:p>1,064453125</text:p>
          </table:table-cell>
          <table:table-cell office:value-type="float" office:value="0.977647542953491" calcext:value-type="float">
            <text:p>0,977647542953491</text:p>
          </table:table-cell>
          <table:table-cell office:value-type="float" office:value="1.06951677799225" calcext:value-type="float">
            <text:p>1,06951677799225</text:p>
          </table:table-cell>
        </table:table-row>
        <table:table-row table:style-name="ro1">
          <table:table-cell office:value-type="string" calcext:value-type="string">
            <text:p>11.04.23 15:37:31</text:p>
          </table:table-cell>
          <table:table-cell office:value-type="float" office:value="1.06047451496124" calcext:value-type="float">
            <text:p>1,06047451496124</text:p>
          </table:table-cell>
          <table:table-cell office:value-type="float" office:value="0.977285861968994" calcext:value-type="float">
            <text:p>0,977285861968994</text:p>
          </table:table-cell>
          <table:table-cell office:value-type="float" office:value="1.06553816795349" calcext:value-type="float">
            <text:p>1,06553816795349</text:p>
          </table:table-cell>
        </table:table-row>
        <table:table-row table:style-name="ro1">
          <table:table-cell office:value-type="string" calcext:value-type="string">
            <text:p>11.04.23 15:37:32</text:p>
          </table:table-cell>
          <table:table-cell office:value-type="float" office:value="1.05685758590698" calcext:value-type="float">
            <text:p>1,05685758590698</text:p>
          </table:table-cell>
          <table:table-cell office:value-type="float" office:value="0.9765625" calcext:value-type="float">
            <text:p>0,9765625</text:p>
          </table:table-cell>
          <table:table-cell office:value-type="float" office:value="1.06083619594574" calcext:value-type="float">
            <text:p>1,06083619594574</text:p>
          </table:table-cell>
        </table:table-row>
        <table:table-row table:style-name="ro1">
          <table:table-cell office:value-type="string" calcext:value-type="string">
            <text:p>11.04.23 15:37:33</text:p>
          </table:table-cell>
          <table:table-cell office:value-type="float" office:value="1.05251741409302" calcext:value-type="float">
            <text:p>1,05251741409302</text:p>
          </table:table-cell>
          <table:table-cell office:value-type="float" office:value="0.976200819015503" calcext:value-type="float">
            <text:p>0,976200819015503</text:p>
          </table:table-cell>
          <table:table-cell office:value-type="float" office:value="1.05758106708527" calcext:value-type="float">
            <text:p>1,05758106708527</text:p>
          </table:table-cell>
        </table:table-row>
        <table:table-row table:style-name="ro1">
          <table:table-cell office:value-type="string" calcext:value-type="string">
            <text:p>11.04.23 15:37:34</text:p>
          </table:table-cell>
          <table:table-cell office:value-type="float" office:value="1.04926216602325" calcext:value-type="float">
            <text:p>1,04926216602325</text:p>
          </table:table-cell>
          <table:table-cell office:value-type="float" office:value="0.976200819015503" calcext:value-type="float">
            <text:p>0,976200819015503</text:p>
          </table:table-cell>
          <table:table-cell office:value-type="float" office:value="1.0543258190155" calcext:value-type="float">
            <text:p>1,0543258190155</text:p>
          </table:table-cell>
        </table:table-row>
        <table:table-row table:style-name="ro1">
          <table:table-cell office:value-type="string" calcext:value-type="string">
            <text:p>11.04.23 15:37:35</text:p>
          </table:table-cell>
          <table:table-cell office:value-type="float" office:value="1.04311347007751" calcext:value-type="float">
            <text:p>1,04311347007751</text:p>
          </table:table-cell>
          <table:table-cell office:value-type="float" office:value="0.975839138031006" calcext:value-type="float">
            <text:p>0,975839138031006</text:p>
          </table:table-cell>
          <table:table-cell office:value-type="float" office:value="1.04817712306976" calcext:value-type="float">
            <text:p>1,04817712306976</text:p>
          </table:table-cell>
        </table:table-row>
        <table:table-row table:style-name="ro1">
          <table:table-cell office:value-type="string" calcext:value-type="string">
            <text:p>11.04.23 15:37:36</text:p>
          </table:table-cell>
          <table:table-cell office:value-type="float" office:value="1.04311347007751" calcext:value-type="float">
            <text:p>1,04311347007751</text:p>
          </table:table-cell>
          <table:table-cell office:value-type="float" office:value="0.975839138031006" calcext:value-type="float">
            <text:p>0,975839138031006</text:p>
          </table:table-cell>
          <table:table-cell office:value-type="float" office:value="1.04817712306976" calcext:value-type="float">
            <text:p>1,04817712306976</text:p>
          </table:table-cell>
        </table:table-row>
        <table:table-row table:style-name="ro1">
          <table:table-cell office:value-type="string" calcext:value-type="string">
            <text:p>11.04.23 15:37:37</text:p>
          </table:table-cell>
          <table:table-cell office:value-type="float" office:value="1.03768813610077" calcext:value-type="float">
            <text:p>1,03768813610077</text:p>
          </table:table-cell>
          <table:table-cell office:value-type="float" office:value="0.975115716457367" calcext:value-type="float">
            <text:p>0,975115716457367</text:p>
          </table:table-cell>
          <table:table-cell office:value-type="float" office:value="1.04238998889923" calcext:value-type="float">
            <text:p>1,04238998889923</text:p>
          </table:table-cell>
        </table:table-row>
        <table:table-row table:style-name="ro1">
          <table:table-cell office:value-type="string" calcext:value-type="string">
            <text:p>11.04.23 15:37:38</text:p>
          </table:table-cell>
          <table:table-cell office:value-type="float" office:value="1.0347945690155" calcext:value-type="float">
            <text:p>1,0347945690155</text:p>
          </table:table-cell>
          <table:table-cell office:value-type="float" office:value="0.975115716457367" calcext:value-type="float">
            <text:p>0,975115716457367</text:p>
          </table:table-cell>
          <table:table-cell office:value-type="float" office:value="1.03985822200775" calcext:value-type="float">
            <text:p>1,03985822200775</text:p>
          </table:table-cell>
        </table:table-row>
        <table:table-row table:style-name="ro1">
          <table:table-cell office:value-type="string" calcext:value-type="string">
            <text:p>11.04.23 15:37:39</text:p>
          </table:table-cell>
          <table:table-cell office:value-type="float" office:value="1.03298616409302" calcext:value-type="float">
            <text:p>1,03298616409302</text:p>
          </table:table-cell>
          <table:table-cell office:value-type="float" office:value="0.97475403547287" calcext:value-type="float">
            <text:p>0,97475403547287</text:p>
          </table:table-cell>
          <table:table-cell office:value-type="float" office:value="1.03768813610077" calcext:value-type="float">
            <text:p>1,03768813610077</text:p>
          </table:table-cell>
        </table:table-row>
        <table:table-row table:style-name="ro1">
          <table:table-cell office:value-type="string" calcext:value-type="string">
            <text:p>11.04.23 15:37:40</text:p>
          </table:table-cell>
          <table:table-cell office:value-type="float" office:value="1.03045427799225" calcext:value-type="float">
            <text:p>1,03045427799225</text:p>
          </table:table-cell>
          <table:table-cell office:value-type="float" office:value="0.97475403547287" calcext:value-type="float">
            <text:p>0,97475403547287</text:p>
          </table:table-cell>
          <table:table-cell office:value-type="float" office:value="1.03515625" calcext:value-type="float">
            <text:p>1,03515625</text:p>
          </table:table-cell>
        </table:table-row>
        <table:table-row table:style-name="ro1">
          <table:table-cell office:value-type="string" calcext:value-type="string">
            <text:p>11.04.23 15:37:41</text:p>
          </table:table-cell>
          <table:table-cell office:value-type="float" office:value="1.02864587306976" calcext:value-type="float">
            <text:p>1,02864587306976</text:p>
          </table:table-cell>
          <table:table-cell office:value-type="float" office:value="0.97475403547287" calcext:value-type="float">
            <text:p>0,97475403547287</text:p>
          </table:table-cell>
          <table:table-cell office:value-type="float" office:value="1.03370952606201" calcext:value-type="float">
            <text:p>1,03370952606201</text:p>
          </table:table-cell>
        </table:table-row>
        <table:table-row table:style-name="ro1">
          <table:table-cell office:value-type="string" calcext:value-type="string">
            <text:p>11.04.23 15:37:42</text:p>
          </table:table-cell>
          <table:table-cell office:value-type="float" office:value="1.02683734893799" calcext:value-type="float">
            <text:p>1,02683734893799</text:p>
          </table:table-cell>
          <table:table-cell office:value-type="float" office:value="0.97475403547287" calcext:value-type="float">
            <text:p>0,97475403547287</text:p>
          </table:table-cell>
          <table:table-cell office:value-type="float" office:value="1.03153932094574" calcext:value-type="float">
            <text:p>1,03153932094574</text:p>
          </table:table-cell>
        </table:table-row>
        <table:table-row table:style-name="ro1">
          <table:table-cell office:value-type="string" calcext:value-type="string">
            <text:p>11.04.23 15:37:43</text:p>
          </table:table-cell>
          <table:table-cell office:value-type="float" office:value="1.025390625" calcext:value-type="float">
            <text:p>1,025390625</text:p>
          </table:table-cell>
          <table:table-cell office:value-type="float" office:value="0.974392354488373" calcext:value-type="float">
            <text:p>0,974392354488373</text:p>
          </table:table-cell>
          <table:table-cell office:value-type="float" office:value="1.03009259700775" calcext:value-type="float">
            <text:p>1,03009259700775</text:p>
          </table:table-cell>
        </table:table-row>
        <table:table-row table:style-name="ro1">
          <table:table-cell office:value-type="string" calcext:value-type="string">
            <text:p>11.04.23 15:37:44</text:p>
          </table:table-cell>
          <table:table-cell office:value-type="float" office:value="1.02285873889923" calcext:value-type="float">
            <text:p>1,02285873889923</text:p>
          </table:table-cell>
          <table:table-cell office:value-type="float" office:value="0.974392354488373" calcext:value-type="float">
            <text:p>0,974392354488373</text:p>
          </table:table-cell>
          <table:table-cell office:value-type="float" office:value="1.02792251110077" calcext:value-type="float">
            <text:p>1,02792251110077</text:p>
          </table:table-cell>
        </table:table-row>
        <table:table-row table:style-name="ro1">
          <table:table-cell office:value-type="string" calcext:value-type="string">
            <text:p>11.04.23 15:37:45</text:p>
          </table:table-cell>
          <table:table-cell office:value-type="float" office:value="1.02213537693024" calcext:value-type="float">
            <text:p>1,02213537693024</text:p>
          </table:table-cell>
          <table:table-cell office:value-type="float" office:value="0.973668992519379" calcext:value-type="float">
            <text:p>0,973668992519379</text:p>
          </table:table-cell>
          <table:table-cell office:value-type="float" office:value="1.02683734893799" calcext:value-type="float">
            <text:p>1,02683734893799</text:p>
          </table:table-cell>
        </table:table-row>
        <table:table-row table:style-name="ro1">
          <table:table-cell office:value-type="string" calcext:value-type="string">
            <text:p>11.04.23 15:37:46</text:p>
          </table:table-cell>
          <table:table-cell office:value-type="float" office:value="1.01996529102325" calcext:value-type="float">
            <text:p>1,01996529102325</text:p>
          </table:table-cell>
          <table:table-cell office:value-type="float" office:value="0.973668992519379" calcext:value-type="float">
            <text:p>0,973668992519379</text:p>
          </table:table-cell>
          <table:table-cell office:value-type="float" office:value="1.025390625" calcext:value-type="float">
            <text:p>1,025390625</text:p>
          </table:table-cell>
        </table:table-row>
        <table:table-row table:style-name="ro1">
          <table:table-cell office:value-type="string" calcext:value-type="string">
            <text:p>11.04.23 15:37:47</text:p>
          </table:table-cell>
          <table:table-cell office:value-type="float" office:value="1.01888024806976" calcext:value-type="float">
            <text:p>1,01888024806976</text:p>
          </table:table-cell>
          <table:table-cell office:value-type="float" office:value="0.973668992519379" calcext:value-type="float">
            <text:p>0,973668992519379</text:p>
          </table:table-cell>
          <table:table-cell office:value-type="float" office:value="1.02394390106201" calcext:value-type="float">
            <text:p>1,02394390106201</text:p>
          </table:table-cell>
        </table:table-row>
        <table:table-row table:style-name="ro1">
          <table:table-cell office:value-type="string" calcext:value-type="string">
            <text:p>11.04.23 15:37:48</text:p>
          </table:table-cell>
          <table:table-cell office:value-type="float" office:value="1.01743340492249" calcext:value-type="float">
            <text:p>1,01743340492249</text:p>
          </table:table-cell>
          <table:table-cell office:value-type="float" office:value="0.973668992519379" calcext:value-type="float">
            <text:p>0,973668992519379</text:p>
          </table:table-cell>
          <table:table-cell office:value-type="float" office:value="1.02249705791473" calcext:value-type="float">
            <text:p>1,02249705791473</text:p>
          </table:table-cell>
        </table:table-row>
        <table:table-row table:style-name="ro1">
          <table:table-cell office:value-type="string" calcext:value-type="string">
            <text:p>11.04.23 15:37:49</text:p>
          </table:table-cell>
          <table:table-cell office:value-type="float" office:value="1.01634836196899" calcext:value-type="float">
            <text:p>1,01634836196899</text:p>
          </table:table-cell>
          <table:table-cell office:value-type="float" office:value="0.974392354488373" calcext:value-type="float">
            <text:p>0,974392354488373</text:p>
          </table:table-cell>
          <table:table-cell office:value-type="float" office:value="1.02141201496124" calcext:value-type="float">
            <text:p>1,02141201496124</text:p>
          </table:table-cell>
        </table:table-row>
        <table:table-row table:style-name="ro1">
          <table:table-cell office:value-type="string" calcext:value-type="string">
            <text:p>11.04.23 15:37:50</text:p>
          </table:table-cell>
          <table:table-cell office:value-type="float" office:value="1.01490163803101" calcext:value-type="float">
            <text:p>1,01490163803101</text:p>
          </table:table-cell>
          <table:table-cell office:value-type="float" office:value="0.973668992519379" calcext:value-type="float">
            <text:p>0,973668992519379</text:p>
          </table:table-cell>
          <table:table-cell office:value-type="float" office:value="1.01996529102325" calcext:value-type="float">
            <text:p>1,01996529102325</text:p>
          </table:table-cell>
        </table:table-row>
        <table:table-row table:style-name="ro1">
          <table:table-cell office:value-type="string" calcext:value-type="string">
            <text:p>11.04.23 15:37:51</text:p>
          </table:table-cell>
          <table:table-cell office:value-type="float" office:value="1.01381659507751" calcext:value-type="float">
            <text:p>1,01381659507751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1851856708527" calcext:value-type="float">
            <text:p>1,01851856708527</text:p>
          </table:table-cell>
        </table:table-row>
        <table:table-row table:style-name="ro1">
          <table:table-cell office:value-type="string" calcext:value-type="string">
            <text:p>11.04.23 15:37:52</text:p>
          </table:table-cell>
          <table:table-cell office:value-type="float" office:value="1.01309311389923" calcext:value-type="float">
            <text:p>1,01309311389923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1815688610077" calcext:value-type="float">
            <text:p>1,01815688610077</text:p>
          </table:table-cell>
        </table:table-row>
        <table:table-row table:style-name="ro1">
          <table:table-cell office:value-type="string" calcext:value-type="string">
            <text:p>11.04.23 15:37:53</text:p>
          </table:table-cell>
          <table:table-cell office:value-type="float" office:value="1.01200807094574" calcext:value-type="float">
            <text:p>1,01200807094574</text:p>
          </table:table-cell>
          <table:table-cell office:value-type="float" office:value="0.973668992519379" calcext:value-type="float">
            <text:p>0,973668992519379</text:p>
          </table:table-cell>
          <table:table-cell office:value-type="float" office:value="1.01671004295349" calcext:value-type="float">
            <text:p>1,01671004295349</text:p>
          </table:table-cell>
        </table:table-row>
        <table:table-row table:style-name="ro1">
          <table:table-cell office:value-type="string" calcext:value-type="string">
            <text:p>11.04.23 15:37:54</text:p>
          </table:table-cell>
          <table:table-cell office:value-type="float" office:value="1.01092302799225" calcext:value-type="float">
            <text:p>1,01092302799225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1671004295349" calcext:value-type="float">
            <text:p>1,01671004295349</text:p>
          </table:table-cell>
        </table:table-row>
        <table:table-row table:style-name="ro1">
          <table:table-cell office:value-type="string" calcext:value-type="string">
            <text:p>11.04.23 15:37:55</text:p>
          </table:table-cell>
          <table:table-cell office:value-type="float" office:value="1.01019966602325" calcext:value-type="float">
            <text:p>1,01019966602325</text:p>
          </table:table-cell>
          <table:table-cell office:value-type="float" office:value="0.973668992519379" calcext:value-type="float">
            <text:p>0,973668992519379</text:p>
          </table:table-cell>
          <table:table-cell office:value-type="float" office:value="1.015625" calcext:value-type="float">
            <text:p>1,015625</text:p>
          </table:table-cell>
        </table:table-row>
        <table:table-row table:style-name="ro1">
          <table:table-cell office:value-type="string" calcext:value-type="string">
            <text:p>11.04.23 15:37:56</text:p>
          </table:table-cell>
          <table:table-cell office:value-type="float" office:value="1.00983798503876" calcext:value-type="float">
            <text:p>1,00983798503876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1417827606201" calcext:value-type="float">
            <text:p>1,01417827606201</text:p>
          </table:table-cell>
        </table:table-row>
        <table:table-row table:style-name="ro1">
          <table:table-cell office:value-type="string" calcext:value-type="string">
            <text:p>11.04.23 15:37:57</text:p>
          </table:table-cell>
          <table:table-cell office:value-type="float" office:value="1.00875294208527" calcext:value-type="float">
            <text:p>1,00875294208527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1345491409302" calcext:value-type="float">
            <text:p>1,01345491409302</text:p>
          </table:table-cell>
        </table:table-row>
        <table:table-row table:style-name="ro1">
          <table:table-cell office:value-type="string" calcext:value-type="string">
            <text:p>11.04.23 15:37:58</text:p>
          </table:table-cell>
          <table:table-cell office:value-type="float" office:value="1.00766777992249" calcext:value-type="float">
            <text:p>1,00766777992249</text:p>
          </table:table-cell>
          <table:table-cell office:value-type="float" office:value="0.974392354488373" calcext:value-type="float">
            <text:p>0,974392354488373</text:p>
          </table:table-cell>
          <table:table-cell office:value-type="float" office:value="1.01236975193024" calcext:value-type="float">
            <text:p>1,01236975193024</text:p>
          </table:table-cell>
        </table:table-row>
        <table:table-row table:style-name="ro1">
          <table:table-cell office:value-type="string" calcext:value-type="string">
            <text:p>11.04.23 15:37:59</text:p>
          </table:table-cell>
          <table:table-cell office:value-type="float" office:value="1.00694441795349" calcext:value-type="float">
            <text:p>1,00694441795349</text:p>
          </table:table-cell>
          <table:table-cell office:value-type="float" office:value="0.974392354488373" calcext:value-type="float">
            <text:p>0,974392354488373</text:p>
          </table:table-cell>
          <table:table-cell office:value-type="float" office:value="1.01200807094574" calcext:value-type="float">
            <text:p>1,01200807094574</text:p>
          </table:table-cell>
        </table:table-row>
        <table:table-row table:style-name="ro1">
          <table:table-cell office:value-type="string" calcext:value-type="string">
            <text:p>11.04.23 15:38:00</text:p>
          </table:table-cell>
          <table:table-cell office:value-type="float" office:value="1.0062210559845" calcext:value-type="float">
            <text:p>1,0062210559845</text:p>
          </table:table-cell>
          <table:table-cell office:value-type="float" office:value="0.974392354488373" calcext:value-type="float">
            <text:p>0,974392354488373</text:p>
          </table:table-cell>
          <table:table-cell office:value-type="float" office:value="1.01092302799225" calcext:value-type="float">
            <text:p>1,01092302799225</text:p>
          </table:table-cell>
        </table:table-row>
        <table:table-row table:style-name="ro1">
          <table:table-cell office:value-type="string" calcext:value-type="string">
            <text:p>11.04.23 15:38:01</text:p>
          </table:table-cell>
          <table:table-cell office:value-type="float" office:value="1.0054976940155" calcext:value-type="float">
            <text:p>1,0054976940155</text:p>
          </table:table-cell>
          <table:table-cell office:value-type="float" office:value="0.973668992519379" calcext:value-type="float">
            <text:p>0,973668992519379</text:p>
          </table:table-cell>
          <table:table-cell office:value-type="float" office:value="1.01056134700775" calcext:value-type="float">
            <text:p>1,01056134700775</text:p>
          </table:table-cell>
        </table:table-row>
        <table:table-row table:style-name="ro1">
          <table:table-cell office:value-type="string" calcext:value-type="string">
            <text:p>11.04.23 15:38:02</text:p>
          </table:table-cell>
          <table:table-cell office:value-type="float" office:value="1.00405097007751" calcext:value-type="float">
            <text:p>1,00405097007751</text:p>
          </table:table-cell>
          <table:table-cell office:value-type="float" office:value="0.973668992519379" calcext:value-type="float">
            <text:p>0,973668992519379</text:p>
          </table:table-cell>
          <table:table-cell office:value-type="float" office:value="1.00947630405426" calcext:value-type="float">
            <text:p>1,00947630405426</text:p>
          </table:table-cell>
        </table:table-row>
        <table:table-row table:style-name="ro1">
          <table:table-cell office:value-type="string" calcext:value-type="string">
            <text:p>11.04.23 15:38:03</text:p>
          </table:table-cell>
          <table:table-cell office:value-type="float" office:value="1.00332748889923" calcext:value-type="float">
            <text:p>1,00332748889923</text:p>
          </table:table-cell>
          <table:table-cell office:value-type="float" office:value="0.973668992519379" calcext:value-type="float">
            <text:p>0,973668992519379</text:p>
          </table:table-cell>
          <table:table-cell office:value-type="float" office:value="1.00839126110077" calcext:value-type="float">
            <text:p>1,00839126110077</text:p>
          </table:table-cell>
        </table:table-row>
        <table:table-row table:style-name="ro1">
          <table:table-cell office:value-type="string" calcext:value-type="string">
            <text:p>11.04.23 15:38:04</text:p>
          </table:table-cell>
          <table:table-cell office:value-type="float" office:value="1.00296580791473" calcext:value-type="float">
            <text:p>1,00296580791473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802946090698" calcext:value-type="float">
            <text:p>1,00802946090698</text:p>
          </table:table-cell>
        </table:table-row>
        <table:table-row table:style-name="ro1">
          <table:table-cell office:value-type="string" calcext:value-type="string">
            <text:p>11.04.23 15:38:05</text:p>
          </table:table-cell>
          <table:table-cell office:value-type="float" office:value="1.00260412693024" calcext:value-type="float">
            <text:p>1,00260412693024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766777992249" calcext:value-type="float">
            <text:p>1,00766777992249</text:p>
          </table:table-cell>
        </table:table-row>
        <table:table-row table:style-name="ro1">
          <table:table-cell office:value-type="string" calcext:value-type="string">
            <text:p>11.04.23 15:38:06</text:p>
          </table:table-cell>
          <table:table-cell office:value-type="float" office:value="1.00188076496124" calcext:value-type="float">
            <text:p>1,00188076496124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730609893799" calcext:value-type="float">
            <text:p>1,00730609893799</text:p>
          </table:table-cell>
        </table:table-row>
        <table:table-row table:style-name="ro1">
          <table:table-cell office:value-type="string" calcext:value-type="string">
            <text:p>11.04.23 15:38:07</text:p>
          </table:table-cell>
          <table:table-cell office:value-type="float" office:value="1.00188076496124" calcext:value-type="float">
            <text:p>1,00188076496124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658273696899" calcext:value-type="float">
            <text:p>1,00658273696899</text:p>
          </table:table-cell>
        </table:table-row>
        <table:table-row table:style-name="ro1">
          <table:table-cell office:value-type="string" calcext:value-type="string">
            <text:p>11.04.23 15:38:08</text:p>
          </table:table-cell>
          <table:table-cell office:value-type="float" office:value="1.00115740299225" calcext:value-type="float">
            <text:p>1,00115740299225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62210559845" calcext:value-type="float">
            <text:p>1,0062210559845</text:p>
          </table:table-cell>
        </table:table-row>
        <table:table-row table:style-name="ro1">
          <table:table-cell office:value-type="string" calcext:value-type="string">
            <text:p>11.04.23 15:38:09</text:p>
          </table:table-cell>
          <table:table-cell office:value-type="float" office:value="1.00115740299225" calcext:value-type="float">
            <text:p>1,00115740299225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5859375" calcext:value-type="float">
            <text:p>1,005859375</text:p>
          </table:table-cell>
        </table:table-row>
        <table:table-row table:style-name="ro1">
          <table:table-cell office:value-type="string" calcext:value-type="string">
            <text:p>11.04.23 15:38:10</text:p>
          </table:table-cell>
          <table:table-cell office:value-type="float" office:value="1.00079572200775" calcext:value-type="float">
            <text:p>1,00079572200775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513601303101" calcext:value-type="float">
            <text:p>1,00513601303101</text:p>
          </table:table-cell>
        </table:table-row>
        <table:table-row table:style-name="ro1">
          <table:table-cell office:value-type="string" calcext:value-type="string">
            <text:p>11.04.23 15:38:11</text:p>
          </table:table-cell>
          <table:table-cell office:value-type="float" office:value="0.999710619449615" calcext:value-type="float">
            <text:p>0,999710619449615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477433204651" calcext:value-type="float">
            <text:p>1,00477433204651</text:p>
          </table:table-cell>
        </table:table-row>
        <table:table-row table:style-name="ro1">
          <table:table-cell office:value-type="string" calcext:value-type="string">
            <text:p>11.04.23 15:38:12</text:p>
          </table:table-cell>
          <table:table-cell office:value-type="float" office:value="0.999348938465118" calcext:value-type="float">
            <text:p>0,999348938465118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477433204651" calcext:value-type="float">
            <text:p>1,00477433204651</text:p>
          </table:table-cell>
        </table:table-row>
        <table:table-row table:style-name="ro1">
          <table:table-cell office:value-type="string" calcext:value-type="string">
            <text:p>11.04.23 15:38:13</text:p>
          </table:table-cell>
          <table:table-cell office:value-type="float" office:value="0.999348938465118" calcext:value-type="float">
            <text:p>0,999348938465118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368928909302" calcext:value-type="float">
            <text:p>1,00368928909302</text:p>
          </table:table-cell>
        </table:table-row>
        <table:table-row table:style-name="ro1">
          <table:table-cell office:value-type="string" calcext:value-type="string">
            <text:p>11.04.23 15:38:14</text:p>
          </table:table-cell>
          <table:table-cell office:value-type="float" office:value="0.998625576496124" calcext:value-type="float">
            <text:p>0,998625576496124</text:p>
          </table:table-cell>
          <table:table-cell office:value-type="float" office:value="0.973668992519379" calcext:value-type="float">
            <text:p>0,973668992519379</text:p>
          </table:table-cell>
          <table:table-cell office:value-type="float" office:value="1.00332748889923" calcext:value-type="float">
            <text:p>1,00332748889923</text:p>
          </table:table-cell>
        </table:table-row>
        <table:table-row table:style-name="ro1">
          <table:table-cell office:value-type="string" calcext:value-type="string">
            <text:p>11.04.23 15:38:15</text:p>
          </table:table-cell>
          <table:table-cell office:value-type="float" office:value="0.998625576496124" calcext:value-type="float">
            <text:p>0,998625576496124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332748889923" calcext:value-type="float">
            <text:p>1,00332748889923</text:p>
          </table:table-cell>
        </table:table-row>
        <table:table-row table:style-name="ro1">
          <table:table-cell office:value-type="string" calcext:value-type="string">
            <text:p>11.04.23 15:38:16</text:p>
          </table:table-cell>
          <table:table-cell office:value-type="float" office:value="0.99790221452713" calcext:value-type="float">
            <text:p>0,99790221452713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296580791473" calcext:value-type="float">
            <text:p>1,00296580791473</text:p>
          </table:table-cell>
        </table:table-row>
        <table:table-row table:style-name="ro1">
          <table:table-cell office:value-type="string" calcext:value-type="string">
            <text:p>11.04.23 15:38:17</text:p>
          </table:table-cell>
          <table:table-cell office:value-type="float" office:value="0.997178792953491" calcext:value-type="float">
            <text:p>0,997178792953491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224244594574" calcext:value-type="float">
            <text:p>1,00224244594574</text:p>
          </table:table-cell>
        </table:table-row>
        <table:table-row table:style-name="ro1">
          <table:table-cell office:value-type="string" calcext:value-type="string">
            <text:p>11.04.23 15:38:18</text:p>
          </table:table-cell>
          <table:table-cell office:value-type="float" office:value="0.997178792953491" calcext:value-type="float">
            <text:p>0,997178792953491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224244594574" calcext:value-type="float">
            <text:p>1,00224244594574</text:p>
          </table:table-cell>
        </table:table-row>
        <table:table-row table:style-name="ro1">
          <table:table-cell office:value-type="string" calcext:value-type="string">
            <text:p>11.04.23 15:38:19</text:p>
          </table:table-cell>
          <table:table-cell office:value-type="float" office:value="0.997178792953491" calcext:value-type="float">
            <text:p>0,997178792953491</text:p>
          </table:table-cell>
          <table:table-cell office:value-type="float" office:value="0.973668992519379" calcext:value-type="float">
            <text:p>0,973668992519379</text:p>
          </table:table-cell>
          <table:table-cell office:value-type="float" office:value="1.00188076496124" calcext:value-type="float">
            <text:p>1,00188076496124</text:p>
          </table:table-cell>
        </table:table-row>
        <table:table-row table:style-name="ro1">
          <table:table-cell office:value-type="string" calcext:value-type="string">
            <text:p>11.04.23 15:38:20</text:p>
          </table:table-cell>
          <table:table-cell office:value-type="float" office:value="0.996817111968994" calcext:value-type="float">
            <text:p>0,996817111968994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151908397675" calcext:value-type="float">
            <text:p>1,00151908397675</text:p>
          </table:table-cell>
        </table:table-row>
        <table:table-row table:style-name="ro1">
          <table:table-cell office:value-type="string" calcext:value-type="string">
            <text:p>11.04.23 15:38:21</text:p>
          </table:table-cell>
          <table:table-cell office:value-type="float" office:value="0.996455430984497" calcext:value-type="float">
            <text:p>0,996455430984497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079572200775" calcext:value-type="float">
            <text:p>1,00079572200775</text:p>
          </table:table-cell>
        </table:table-row>
        <table:table-row table:style-name="ro1">
          <table:table-cell office:value-type="string" calcext:value-type="string">
            <text:p>11.04.23 15:38:22</text:p>
          </table:table-cell>
          <table:table-cell office:value-type="float" office:value="0.995732069015503" calcext:value-type="float">
            <text:p>0,995732069015503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079572200775" calcext:value-type="float">
            <text:p>1,00079572200775</text:p>
          </table:table-cell>
        </table:table-row>
        <table:table-row table:style-name="ro1">
          <table:table-cell office:value-type="string" calcext:value-type="string">
            <text:p>11.04.23 15:38:23</text:p>
          </table:table-cell>
          <table:table-cell office:value-type="float" office:value="0.995370388031006" calcext:value-type="float">
            <text:p>0,995370388031006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043404102325" calcext:value-type="float">
            <text:p>1,00043404102325</text:p>
          </table:table-cell>
        </table:table-row>
        <table:table-row table:style-name="ro1">
          <table:table-cell office:value-type="string" calcext:value-type="string">
            <text:p>11.04.23 15:38:24</text:p>
          </table:table-cell>
          <table:table-cell office:value-type="float" office:value="0.995370388031006" calcext:value-type="float">
            <text:p>0,995370388031006</text:p>
          </table:table-cell>
          <table:table-cell office:value-type="float" office:value="0.973307311534882" calcext:value-type="float">
            <text:p>0,973307311534882</text:p>
          </table:table-cell>
          <table:table-cell office:value-type="float" office:value="1.00043404102325" calcext:value-type="float">
            <text:p>1,00043404102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4-11">00.00.0000</text:date>, <text:time style:data-style-name="N2" text:time-value="15:59:00.142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1T16:00:15.609000000</dc:date>
    <meta:editing-duration>PT5M34S</meta:editing-duration>
    <meta:editing-cycles>4</meta:editing-cycles>
    <meta:generator>LibreOffice/7.2.2.2$Windows_X86_64 LibreOffice_project/02b2acce88a210515b4a5bb2e46cbfb63fe97d56</meta:generator>
    <meta:document-statistic meta:table-count="1" meta:cell-count="80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legend chart:legend-position="end" svg:x="13.638cm" svg:y="3.705cm" style:legend-expansion="high" chart:style-name="ch2"/>
        <chart:plot-area chart:style-name="ch3" table:cell-range-address="Druckablass_Test.A1:Druckablass_Test.D200" chart:data-source-has-labels="both" svg:x="0.32cm" svg:y="0.18cm" svg:width="12.998cm" svg:height="8.645cm">
          <chart:coordinate-region svg:x="2.407cm" svg:y="0.18cm" svg:width="10.911cm" svg:height="5.97cm"/>
          <chart:axis chart:dimension="x" chart:name="primary-x" chart:style-name="ch4" chartooo:axis-type="text">
            <chart:categories table:cell-range-address="Druckablass_Test.A2:Druckablass_Test.A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ruckablass_Test.B2:Druckablass_Test.B200" chart:label-cell-address="Druckablass_Test.B1:Druckablass_Test.B1" chart:class="chart:line">
            <chart:data-point chart:repeated="199"/>
          </chart:series>
          <chart:series chart:style-name="ch7" chart:values-cell-range-address="Druckablass_Test.C2:Druckablass_Test.C200" chart:label-cell-address="Druckablass_Test.C1:Druckablass_Test.C1" chart:class="chart:line">
            <chart:data-point chart:repeated="199"/>
          </chart:series>
          <chart:series chart:style-name="ch8" chart:values-cell-range-address="Druckablass_Test.D2:Druckablass_Test.D200" chart:label-cell-address="Druckablass_Test.D1:Druckablass_Test.D1" chart:class="chart:line">
            <chart:data-point chart:repeated="1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103</text:p>
                <draw:g>
                  <svg:desc>Druckablass_Test.B1:Druckablass_Test.B1</svg:desc>
                </draw:g>
              </table:table-cell>
              <table:table-cell office:value-type="string">
                <text:p>BP101</text:p>
                <draw:g>
                  <svg:desc>Druckablass_Test.C1:Druckablass_Test.C1</svg:desc>
                </draw:g>
              </table:table-cell>
              <table:table-cell office:value-type="string">
                <text:p>BP102</text:p>
                <draw:g>
                  <svg:desc>Druckablass_Test.D1:Druckablass_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.04.23 15:35:05</text:p>
                <draw:g>
                  <svg:desc>Druckablass_Test.A2:Druckablass_Test.A200</svg:desc>
                </draw:g>
              </table:table-cell>
              <table:table-cell office:value-type="float" office:value="2.49493622779846">
                <text:p>2.49493622779846</text:p>
                <draw:g>
                  <svg:desc>Druckablass_Test.B2:Druckablass_Test.B200</svg:desc>
                </draw:g>
              </table:table-cell>
              <table:table-cell office:value-type="float" office:value="2.52676510810852">
                <text:p>2.52676510810852</text:p>
                <draw:g>
                  <svg:desc>Druckablass_Test.C2:Druckablass_Test.C200</svg:desc>
                </draw:g>
              </table:table-cell>
              <table:table-cell office:value-type="float" office:value="2.49819159507751">
                <text:p>2.49819159507751</text:p>
                <draw:g>
                  <svg:desc>Druckablass_Test.D2:Druckablass_Test.D200</svg:desc>
                </draw:g>
              </table:table-cell>
            </table:table-row>
            <table:table-row>
              <table:table-cell office:value-type="string">
                <text:p>11.04.23 15:35:06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529226303101">
                <text:p>1.41529226303101</text:p>
              </table:table-cell>
            </table:table-row>
            <table:table-row>
              <table:table-cell office:value-type="string">
                <text:p>11.04.23 15:35:07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08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09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10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11</text:p>
              </table:table-cell>
              <table:table-cell office:value-type="float" office:value="1.41059029102325">
                <text:p>1.41059029102325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12</text:p>
              </table:table-cell>
              <table:table-cell office:value-type="float" office:value="1.41059029102325">
                <text:p>1.41059029102325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13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14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15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16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529226303101">
                <text:p>1.41529226303101</text:p>
              </table:table-cell>
            </table:table-row>
            <table:table-row>
              <table:table-cell office:value-type="string">
                <text:p>11.04.23 15:35:17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529226303101">
                <text:p>1.41529226303101</text:p>
              </table:table-cell>
            </table:table-row>
            <table:table-row>
              <table:table-cell office:value-type="string">
                <text:p>11.04.23 15:35:18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19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20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21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22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529226303101">
                <text:p>1.41529226303101</text:p>
              </table:table-cell>
            </table:table-row>
            <table:table-row>
              <table:table-cell office:value-type="string">
                <text:p>11.04.23 15:35:23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24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25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26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27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28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29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30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31</text:p>
              </table:table-cell>
              <table:table-cell office:value-type="float" office:value="1.41059029102325">
                <text:p>1.41059029102325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32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33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529226303101">
                <text:p>1.41529226303101</text:p>
              </table:table-cell>
            </table:table-row>
            <table:table-row>
              <table:table-cell office:value-type="string">
                <text:p>11.04.23 15:35:34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348373889923">
                <text:p>1.41348373889923</text:p>
              </table:table-cell>
              <table:table-cell office:value-type="float" office:value="1.41529226303101">
                <text:p>1.41529226303101</text:p>
              </table:table-cell>
            </table:table-row>
            <table:table-row>
              <table:table-cell office:value-type="string">
                <text:p>11.04.23 15:35:35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348373889923">
                <text:p>1.41348373889923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36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348373889923">
                <text:p>1.41348373889923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37</text:p>
              </table:table-cell>
              <table:table-cell office:value-type="float" office:value="1.40950524806976">
                <text:p>1.40950524806976</text:p>
              </table:table-cell>
              <table:table-cell office:value-type="float" office:value="1.41239869594574">
                <text:p>1.4123986959457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38</text:p>
              </table:table-cell>
              <table:table-cell office:value-type="float" office:value="1.41059029102325">
                <text:p>1.41059029102325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39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40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41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42</text:p>
              </table:table-cell>
              <table:table-cell office:value-type="float" office:value="1.40950524806976">
                <text:p>1.4095052480697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43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529226303101">
                <text:p>1.41529226303101</text:p>
              </table:table-cell>
            </table:table-row>
            <table:table-row>
              <table:table-cell office:value-type="string">
                <text:p>11.04.23 15:35:44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56539440155">
                <text:p>1.4156539440155</text:p>
              </table:table-cell>
            </table:table-row>
            <table:table-row>
              <table:table-cell office:value-type="string">
                <text:p>11.04.23 15:35:45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529226303101">
                <text:p>1.41529226303101</text:p>
              </table:table-cell>
            </table:table-row>
            <table:table-row>
              <table:table-cell office:value-type="string">
                <text:p>11.04.23 15:35:46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529226303101">
                <text:p>1.41529226303101</text:p>
              </table:table-cell>
            </table:table-row>
            <table:table-row>
              <table:table-cell office:value-type="string">
                <text:p>11.04.23 15:35:47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48</text:p>
              </table:table-cell>
              <table:table-cell office:value-type="float" office:value="1.41059029102325">
                <text:p>1.41059029102325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529226303101">
                <text:p>1.41529226303101</text:p>
              </table:table-cell>
            </table:table-row>
            <table:table-row>
              <table:table-cell office:value-type="string">
                <text:p>11.04.23 15:35:49</text:p>
              </table:table-cell>
              <table:table-cell office:value-type="float" office:value="1.41059029102325">
                <text:p>1.41059029102325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51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52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53</text:p>
              </table:table-cell>
              <table:table-cell office:value-type="float" office:value="1.41059029102325">
                <text:p>1.41059029102325</text:p>
              </table:table-cell>
              <table:table-cell office:value-type="float" office:value="1.41276037693024">
                <text:p>1.41276037693024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54</text:p>
              </table:table-cell>
              <table:table-cell office:value-type="float" office:value="1.40986692905426">
                <text:p>1.40986692905426</text:p>
              </table:table-cell>
              <table:table-cell office:value-type="float" office:value="1.38129341602325">
                <text:p>1.38129341602325</text:p>
              </table:table-cell>
              <table:table-cell office:value-type="float" office:value="1.41493058204651">
                <text:p>1.41493058204651</text:p>
              </table:table-cell>
            </table:table-row>
            <table:table-row>
              <table:table-cell office:value-type="string">
                <text:p>11.04.23 15:35:55</text:p>
              </table:table-cell>
              <table:table-cell office:value-type="float" office:value="1.40697336196899">
                <text:p>1.40697336196899</text:p>
              </table:table-cell>
              <table:table-cell office:value-type="float" office:value="0.989944994449615">
                <text:p>0.989944994449615</text:p>
              </table:table-cell>
              <table:table-cell office:value-type="float" office:value="1.41203701496124">
                <text:p>1.41203701496124</text:p>
              </table:table-cell>
            </table:table-row>
            <table:table-row>
              <table:table-cell office:value-type="string">
                <text:p>11.04.23 15:35:56</text:p>
              </table:table-cell>
              <table:table-cell office:value-type="float" office:value="1.39142072200775">
                <text:p>1.39142072200775</text:p>
              </table:table-cell>
              <table:table-cell office:value-type="float" office:value="0.989944994449615">
                <text:p>0.989944994449615</text:p>
              </table:table-cell>
              <table:table-cell office:value-type="float" office:value="1.39395248889923">
                <text:p>1.39395248889923</text:p>
              </table:table-cell>
            </table:table-row>
            <table:table-row>
              <table:table-cell office:value-type="string">
                <text:p>11.04.23 15:35:57</text:p>
              </table:table-cell>
              <table:table-cell office:value-type="float" office:value="1.37622976303101">
                <text:p>1.37622976303101</text:p>
              </table:table-cell>
              <table:table-cell office:value-type="float" office:value="0.99428528547287">
                <text:p>0.99428528547287</text:p>
              </table:table-cell>
              <table:table-cell office:value-type="float" office:value="1.37912321090698">
                <text:p>1.37912321090698</text:p>
              </table:table-cell>
            </table:table-row>
            <table:table-row>
              <table:table-cell office:value-type="string">
                <text:p>11.04.23 15:35:58</text:p>
              </table:table-cell>
              <table:table-cell office:value-type="float" office:value="1.36103880405426">
                <text:p>1.36103880405426</text:p>
              </table:table-cell>
              <table:table-cell office:value-type="float" office:value="0.995732069015503">
                <text:p>0.995732069015503</text:p>
              </table:table-cell>
              <table:table-cell office:value-type="float" office:value="1.36429393291473">
                <text:p>1.36429393291473</text:p>
              </table:table-cell>
            </table:table-row>
            <table:table-row>
              <table:table-cell office:value-type="string">
                <text:p>11.04.23 15:35:59</text:p>
              </table:table-cell>
              <table:table-cell office:value-type="float" office:value="1.34657120704651">
                <text:p>1.34657120704651</text:p>
              </table:table-cell>
              <table:table-cell office:value-type="float" office:value="0.995732069015503">
                <text:p>0.995732069015503</text:p>
              </table:table-cell>
              <table:table-cell office:value-type="float" office:value="1.34910297393799">
                <text:p>1.34910297393799</text:p>
              </table:table-cell>
            </table:table-row>
            <table:table-row>
              <table:table-cell office:value-type="string">
                <text:p>11.04.23 15:36:00</text:p>
              </table:table-cell>
              <table:table-cell office:value-type="float" office:value="1.33101856708527">
                <text:p>1.33101856708527</text:p>
              </table:table-cell>
              <table:table-cell office:value-type="float" office:value="0.994646966457367">
                <text:p>0.994646966457367</text:p>
              </table:table-cell>
              <table:table-cell office:value-type="float" office:value="1.33427369594574">
                <text:p>1.33427369594574</text:p>
              </table:table-cell>
            </table:table-row>
            <table:table-row>
              <table:table-cell office:value-type="string">
                <text:p>11.04.23 15:36:01</text:p>
              </table:table-cell>
              <table:table-cell office:value-type="float" office:value="1.32523143291473">
                <text:p>1.32523143291473</text:p>
              </table:table-cell>
              <table:table-cell office:value-type="float" office:value="0.99428528547287">
                <text:p>0.99428528547287</text:p>
              </table:table-cell>
              <table:table-cell office:value-type="float" office:value="1.32993340492249">
                <text:p>1.32993340492249</text:p>
              </table:table-cell>
            </table:table-row>
            <table:table-row>
              <table:table-cell office:value-type="string">
                <text:p>11.04.23 15:36:02</text:p>
              </table:table-cell>
              <table:table-cell office:value-type="float" office:value="1.31112563610077">
                <text:p>1.31112563610077</text:p>
              </table:table-cell>
              <table:table-cell office:value-type="float" office:value="0.991391777992249">
                <text:p>0.991391777992249</text:p>
              </table:table-cell>
              <table:table-cell office:value-type="float" office:value="1.31365740299225">
                <text:p>1.31365740299225</text:p>
              </table:table-cell>
            </table:table-row>
            <table:table-row>
              <table:table-cell office:value-type="string">
                <text:p>11.04.23 15:36:03</text:p>
              </table:table-cell>
              <table:table-cell office:value-type="float" office:value="1.29521119594574">
                <text:p>1.29521119594574</text:p>
              </table:table-cell>
              <table:table-cell office:value-type="float" office:value="0.996817111968994">
                <text:p>0.996817111968994</text:p>
              </table:table-cell>
              <table:table-cell office:value-type="float" office:value="1.2984664440155">
                <text:p>1.2984664440155</text:p>
              </table:table-cell>
            </table:table-row>
            <table:table-row>
              <table:table-cell office:value-type="string">
                <text:p>11.04.23 15:36:04</text:p>
              </table:table-cell>
              <table:table-cell office:value-type="float" office:value="1.2796585559845">
                <text:p>1.2796585559845</text:p>
              </table:table-cell>
              <table:table-cell office:value-type="float" office:value="0.987774908542633">
                <text:p>0.987774908542633</text:p>
              </table:table-cell>
              <table:table-cell office:value-type="float" office:value="1.29159438610077">
                <text:p>1.29159438610077</text:p>
              </table:table-cell>
            </table:table-row>
            <table:table-row>
              <table:table-cell office:value-type="string">
                <text:p>11.04.23 15:36:05</text:p>
              </table:table-cell>
              <table:table-cell office:value-type="float" office:value="1.27423322200775">
                <text:p>1.27423322200775</text:p>
              </table:table-cell>
              <table:table-cell office:value-type="float" office:value="0.989583313465118">
                <text:p>0.989583313465118</text:p>
              </table:table-cell>
              <table:table-cell office:value-type="float" office:value="1.27748847007751">
                <text:p>1.27748847007751</text:p>
              </table:table-cell>
            </table:table-row>
            <table:table-row>
              <table:table-cell office:value-type="string">
                <text:p>11.04.23 15:36:06</text:p>
              </table:table-cell>
              <table:table-cell office:value-type="float" office:value="1.2594039440155">
                <text:p>1.2594039440155</text:p>
              </table:table-cell>
              <table:table-cell office:value-type="float" office:value="0.991030097007751">
                <text:p>0.991030097007751</text:p>
              </table:table-cell>
              <table:table-cell office:value-type="float" office:value="1.2601273059845">
                <text:p>1.2601273059845</text:p>
              </table:table-cell>
            </table:table-row>
            <table:table-row>
              <table:table-cell office:value-type="string">
                <text:p>11.04.23 15:36:07</text:p>
              </table:table-cell>
              <table:table-cell office:value-type="float" office:value="1.25289356708527">
                <text:p>1.25289356708527</text:p>
              </table:table-cell>
              <table:table-cell office:value-type="float" office:value="0.991030097007751">
                <text:p>0.991030097007751</text:p>
              </table:table-cell>
              <table:table-cell office:value-type="float" office:value="1.25614869594574">
                <text:p>1.25614869594574</text:p>
              </table:table-cell>
            </table:table-row>
            <table:table-row>
              <table:table-cell office:value-type="string">
                <text:p>11.04.23 15:36:08</text:p>
              </table:table-cell>
              <table:table-cell office:value-type="float" office:value="1.23806428909302">
                <text:p>1.23806428909302</text:p>
              </table:table-cell>
              <table:table-cell office:value-type="float" office:value="1.13570606708527">
                <text:p>1.13570606708527</text:p>
              </table:table-cell>
              <table:table-cell office:value-type="float" office:value="1.24674475193024">
                <text:p>1.24674475193024</text:p>
              </table:table-cell>
            </table:table-row>
            <table:table-row>
              <table:table-cell office:value-type="string">
                <text:p>11.04.23 15:36:09</text:p>
              </table:table-cell>
              <table:table-cell office:value-type="float" office:value="1.23444736003876">
                <text:p>1.23444736003876</text:p>
              </table:table-cell>
              <table:table-cell office:value-type="float" office:value="1.19249129295349">
                <text:p>1.19249129295349</text:p>
              </table:table-cell>
              <table:table-cell office:value-type="float" office:value="1.24095773696899">
                <text:p>1.24095773696899</text:p>
              </table:table-cell>
            </table:table-row>
            <table:table-row>
              <table:table-cell office:value-type="string">
                <text:p>11.04.23 15:36:10</text:p>
              </table:table-cell>
              <table:table-cell office:value-type="float" office:value="1.23300063610077">
                <text:p>1.23300063610077</text:p>
              </table:table-cell>
              <table:table-cell office:value-type="float" office:value="1.20804393291473">
                <text:p>1.20804393291473</text:p>
              </table:table-cell>
              <table:table-cell office:value-type="float" office:value="1.23842597007751">
                <text:p>1.23842597007751</text:p>
              </table:table-cell>
            </table:table-row>
            <table:table-row>
              <table:table-cell office:value-type="string">
                <text:p>11.04.23 15:36:11</text:p>
              </table:table-cell>
              <table:table-cell office:value-type="float" office:value="1.23300063610077">
                <text:p>1.23300063610077</text:p>
              </table:table-cell>
              <table:table-cell office:value-type="float" office:value="1.21527779102325">
                <text:p>1.21527779102325</text:p>
              </table:table-cell>
              <table:table-cell office:value-type="float" office:value="1.23770248889923">
                <text:p>1.23770248889923</text:p>
              </table:table-cell>
            </table:table-row>
            <table:table-row>
              <table:table-cell office:value-type="string">
                <text:p>11.04.23 15:36:12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2142648696899">
                <text:p>1.22142648696899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6:13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2576677799225">
                <text:p>1.225766777992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14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2902202606201">
                <text:p>1.22902202606201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15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046875">
                <text:p>1.2304687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16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155379295349">
                <text:p>1.23155379295349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17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18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300063610077">
                <text:p>1.23300063610077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19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336231708527">
                <text:p>1.23336231708527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6:20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336231708527">
                <text:p>1.23336231708527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21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372399806976">
                <text:p>1.23372399806976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22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372399806976">
                <text:p>1.23372399806976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23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444736003876">
                <text:p>1.23444736003876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24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444736003876">
                <text:p>1.23444736003876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25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372399806976">
                <text:p>1.23372399806976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26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444736003876">
                <text:p>1.23444736003876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6:27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444736003876">
                <text:p>1.23444736003876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28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29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444736003876">
                <text:p>1.23444736003876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30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44736003876">
                <text:p>1.23444736003876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31</text:p>
              </table:table-cell>
              <table:table-cell office:value-type="float" office:value="1.23300063610077">
                <text:p>1.23300063610077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32</text:p>
              </table:table-cell>
              <table:table-cell office:value-type="float" office:value="1.23300063610077">
                <text:p>1.23300063610077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6:33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6:34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6:35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517072200775">
                <text:p>1.23517072200775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6:36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6:37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517072200775">
                <text:p>1.23517072200775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6:38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39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40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41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42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43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44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45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46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47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6:48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517072200775">
                <text:p>1.2351707220077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49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50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51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52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517072200775">
                <text:p>1.2351707220077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53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517072200775">
                <text:p>1.2351707220077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54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517072200775">
                <text:p>1.2351707220077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55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517072200775">
                <text:p>1.2351707220077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6:56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517072200775">
                <text:p>1.23517072200775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6:57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517072200775">
                <text:p>1.23517072200775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6:58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6:59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7:00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770248889923">
                <text:p>1.23770248889923</text:p>
              </table:table-cell>
            </table:table-row>
            <table:table-row>
              <table:table-cell office:value-type="string">
                <text:p>11.04.23 15:37:01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7:02</text:p>
              </table:table-cell>
              <table:table-cell office:value-type="float" office:value="1.23227715492249">
                <text:p>1.2322771549224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7:03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7:04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61744594574">
                <text:p>1.23661744594574</text:p>
              </table:table-cell>
            </table:table-row>
            <table:table-row>
              <table:table-cell office:value-type="string">
                <text:p>11.04.23 15:37:05</text:p>
              </table:table-cell>
              <table:table-cell office:value-type="float" office:value="1.23191547393799">
                <text:p>1.23191547393799</text:p>
              </table:table-cell>
              <table:table-cell office:value-type="float" office:value="1.23480904102325">
                <text:p>1.23480904102325</text:p>
              </table:table-cell>
              <table:table-cell office:value-type="float" office:value="1.23697912693024">
                <text:p>1.23697912693024</text:p>
              </table:table-cell>
            </table:table-row>
            <table:table-row>
              <table:table-cell office:value-type="string">
                <text:p>11.04.23 15:37:06</text:p>
              </table:table-cell>
              <table:table-cell office:value-type="float" office:value="1.2301070690155">
                <text:p>1.2301070690155</text:p>
              </table:table-cell>
              <table:table-cell office:value-type="float" office:value="0.992476880550385">
                <text:p>0.992476880550385</text:p>
              </table:table-cell>
              <table:table-cell office:value-type="float" office:value="1.23480904102325">
                <text:p>1.23480904102325</text:p>
              </table:table-cell>
            </table:table-row>
            <table:table-row>
              <table:table-cell office:value-type="string">
                <text:p>11.04.23 15:37:07</text:p>
              </table:table-cell>
              <table:table-cell office:value-type="float" office:value="1.22395837306976">
                <text:p>1.22395837306976</text:p>
              </table:table-cell>
              <table:table-cell office:value-type="float" office:value="0.98813658952713">
                <text:p>0.98813658952713</text:p>
              </table:table-cell>
              <table:table-cell office:value-type="float" office:value="1.22866034507751">
                <text:p>1.22866034507751</text:p>
              </table:table-cell>
            </table:table-row>
            <table:table-row>
              <table:table-cell office:value-type="string">
                <text:p>11.04.23 15:37:08</text:p>
              </table:table-cell>
              <table:table-cell office:value-type="float" office:value="1.21021413803101">
                <text:p>1.21021413803101</text:p>
              </table:table-cell>
              <table:table-cell office:value-type="float" office:value="0.986689805984497">
                <text:p>0.986689805984497</text:p>
              </table:table-cell>
              <table:table-cell office:value-type="float" office:value="1.21383106708527">
                <text:p>1.21383106708527</text:p>
              </table:table-cell>
            </table:table-row>
            <table:table-row>
              <table:table-cell office:value-type="string">
                <text:p>11.04.23 15:37:09</text:p>
              </table:table-cell>
              <table:table-cell office:value-type="float" office:value="1.20189523696899">
                <text:p>1.20189523696899</text:p>
              </table:table-cell>
              <table:table-cell office:value-type="float" office:value="0.985604763031006">
                <text:p>0.985604763031006</text:p>
              </table:table-cell>
              <table:table-cell office:value-type="float" office:value="1.20732057094574">
                <text:p>1.20732057094574</text:p>
              </table:table-cell>
            </table:table-row>
            <table:table-row>
              <table:table-cell office:value-type="string">
                <text:p>11.04.23 15:37:10</text:p>
              </table:table-cell>
              <table:table-cell office:value-type="float" office:value="1.18561923503876">
                <text:p>1.18561923503876</text:p>
              </table:table-cell>
              <table:table-cell office:value-type="float" office:value="0.985243082046509">
                <text:p>0.985243082046509</text:p>
              </table:table-cell>
              <table:table-cell office:value-type="float" office:value="1.19249129295349">
                <text:p>1.19249129295349</text:p>
              </table:table-cell>
            </table:table-row>
            <table:table-row>
              <table:table-cell office:value-type="string">
                <text:p>11.04.23 15:37:11</text:p>
              </table:table-cell>
              <table:table-cell office:value-type="float" office:value="1.1820023059845">
                <text:p>1.1820023059845</text:p>
              </table:table-cell>
              <table:table-cell office:value-type="float" office:value="0.984881341457367">
                <text:p>0.984881341457367</text:p>
              </table:table-cell>
              <table:table-cell office:value-type="float" office:value="1.18815100193024">
                <text:p>1.18815100193024</text:p>
              </table:table-cell>
            </table:table-row>
            <table:table-row>
              <table:table-cell office:value-type="string">
                <text:p>11.04.23 15:37:12</text:p>
              </table:table-cell>
              <table:table-cell office:value-type="float" office:value="1.17621529102325">
                <text:p>1.17621529102325</text:p>
              </table:table-cell>
              <table:table-cell office:value-type="float" office:value="0.983796298503876">
                <text:p>0.983796298503876</text:p>
              </table:table-cell>
              <table:table-cell office:value-type="float" office:value="1.18091726303101">
                <text:p>1.18091726303101</text:p>
              </table:table-cell>
            </table:table-row>
            <table:table-row>
              <table:table-cell office:value-type="string">
                <text:p>11.04.23 15:37:13</text:p>
              </table:table-cell>
              <table:table-cell office:value-type="float" office:value="1.16825807094574">
                <text:p>1.16825807094574</text:p>
              </table:table-cell>
              <table:table-cell office:value-type="float" office:value="0.983796298503876">
                <text:p>0.983796298503876</text:p>
              </table:table-cell>
              <table:table-cell office:value-type="float" office:value="1.17332172393799">
                <text:p>1.17332172393799</text:p>
              </table:table-cell>
            </table:table-row>
            <table:table-row>
              <table:table-cell office:value-type="string">
                <text:p>11.04.23 15:37:14</text:p>
              </table:table-cell>
              <table:table-cell office:value-type="float" office:value="1.15379047393799">
                <text:p>1.15379047393799</text:p>
              </table:table-cell>
              <table:table-cell office:value-type="float" office:value="0.982711255550385">
                <text:p>0.982711255550385</text:p>
              </table:table-cell>
              <table:table-cell office:value-type="float" office:value="1.16391777992249">
                <text:p>1.16391777992249</text:p>
              </table:table-cell>
            </table:table-row>
            <table:table-row>
              <table:table-cell office:value-type="string">
                <text:p>11.04.23 15:37:15</text:p>
              </table:table-cell>
              <table:table-cell office:value-type="float" office:value="1.14908850193024">
                <text:p>1.14908850193024</text:p>
              </table:table-cell>
              <table:table-cell office:value-type="float" office:value="0.982349514961243">
                <text:p>0.982349514961243</text:p>
              </table:table-cell>
              <table:table-cell office:value-type="float" office:value="1.15668404102325">
                <text:p>1.15668404102325</text:p>
              </table:table-cell>
            </table:table-row>
            <table:table-row>
              <table:table-cell office:value-type="string">
                <text:p>11.04.23 15:37:16</text:p>
              </table:table-cell>
              <table:table-cell office:value-type="float" office:value="1.14330148696899">
                <text:p>1.14330148696899</text:p>
              </table:table-cell>
              <table:table-cell office:value-type="float" office:value="0.981987833976746">
                <text:p>0.981987833976746</text:p>
              </table:table-cell>
              <table:table-cell office:value-type="float" office:value="1.14945018291473">
                <text:p>1.14945018291473</text:p>
              </table:table-cell>
            </table:table-row>
            <table:table-row>
              <table:table-cell office:value-type="string">
                <text:p>11.04.23 15:37:17</text:p>
              </table:table-cell>
              <table:table-cell office:value-type="float" office:value="1.13679111003876">
                <text:p>1.13679111003876</text:p>
              </table:table-cell>
              <table:table-cell office:value-type="float" office:value="0.981264472007751">
                <text:p>0.981264472007751</text:p>
              </table:table-cell>
              <table:table-cell office:value-type="float" office:value="1.13534438610077">
                <text:p>1.13534438610077</text:p>
              </table:table-cell>
            </table:table-row>
            <table:table-row>
              <table:table-cell office:value-type="string">
                <text:p>11.04.23 15:37:18</text:p>
              </table:table-cell>
              <table:table-cell office:value-type="float" office:value="1.13064241409302">
                <text:p>1.13064241409302</text:p>
              </table:table-cell>
              <table:table-cell office:value-type="float" office:value="0.980902791023254">
                <text:p>0.980902791023254</text:p>
              </table:table-cell>
              <table:table-cell office:value-type="float" office:value="1.1324508190155">
                <text:p>1.1324508190155</text:p>
              </table:table-cell>
            </table:table-row>
            <table:table-row>
              <table:table-cell office:value-type="string">
                <text:p>11.04.23 15:37:19</text:p>
              </table:table-cell>
              <table:table-cell office:value-type="float" office:value="1.12449359893799">
                <text:p>1.12449359893799</text:p>
              </table:table-cell>
              <table:table-cell office:value-type="float" office:value="0.980541110038757">
                <text:p>0.980541110038757</text:p>
              </table:table-cell>
              <table:table-cell office:value-type="float" office:value="1.12774884700775">
                <text:p>1.12774884700775</text:p>
              </table:table-cell>
            </table:table-row>
            <table:table-row>
              <table:table-cell office:value-type="string">
                <text:p>11.04.23 15:37:20</text:p>
              </table:table-cell>
              <table:table-cell office:value-type="float" office:value="1.11762154102325">
                <text:p>1.11762154102325</text:p>
              </table:table-cell>
              <table:table-cell office:value-type="float" office:value="0.980541110038757">
                <text:p>0.980541110038757</text:p>
              </table:table-cell>
              <table:table-cell office:value-type="float" office:value="1.12015330791473">
                <text:p>1.12015330791473</text:p>
              </table:table-cell>
            </table:table-row>
            <table:table-row>
              <table:table-cell office:value-type="string">
                <text:p>11.04.23 15:37:21</text:p>
              </table:table-cell>
              <table:table-cell office:value-type="float" office:value="1.10966432094574">
                <text:p>1.10966432094574</text:p>
              </table:table-cell>
              <table:table-cell office:value-type="float" office:value="0.979456007480621">
                <text:p>0.979456007480621</text:p>
              </table:table-cell>
              <table:table-cell office:value-type="float" office:value="1.11472797393799">
                <text:p>1.11472797393799</text:p>
              </table:table-cell>
            </table:table-row>
            <table:table-row>
              <table:table-cell office:value-type="string">
                <text:p>11.04.23 15:37:22</text:p>
              </table:table-cell>
              <table:table-cell office:value-type="float" office:value="1.1038773059845">
                <text:p>1.1038773059845</text:p>
              </table:table-cell>
              <table:table-cell office:value-type="float" office:value="0.980179369449615">
                <text:p>0.980179369449615</text:p>
              </table:table-cell>
              <table:table-cell office:value-type="float" office:value="1.10894095897675">
                <text:p>1.10894095897675</text:p>
              </table:table-cell>
            </table:table-row>
            <table:table-row>
              <table:table-cell office:value-type="string">
                <text:p>11.04.23 15:37:23</text:p>
              </table:table-cell>
              <table:table-cell office:value-type="float" office:value="1.09809029102325">
                <text:p>1.09809029102325</text:p>
              </table:table-cell>
              <table:table-cell office:value-type="float" office:value="0.979456007480621">
                <text:p>0.979456007480621</text:p>
              </table:table-cell>
              <table:table-cell office:value-type="float" office:value="1.1038773059845">
                <text:p>1.1038773059845</text:p>
              </table:table-cell>
            </table:table-row>
            <table:table-row>
              <table:table-cell office:value-type="string">
                <text:p>11.04.23 15:37:24</text:p>
              </table:table-cell>
              <table:table-cell office:value-type="float" office:value="1.09302663803101">
                <text:p>1.09302663803101</text:p>
              </table:table-cell>
              <table:table-cell office:value-type="float" office:value="0.979094326496124">
                <text:p>0.979094326496124</text:p>
              </table:table-cell>
              <table:table-cell office:value-type="float" office:value="1.09809029102325">
                <text:p>1.09809029102325</text:p>
              </table:table-cell>
            </table:table-row>
            <table:table-row>
              <table:table-cell office:value-type="string">
                <text:p>11.04.23 15:37:25</text:p>
              </table:table-cell>
              <table:table-cell office:value-type="float" office:value="1.08832466602325">
                <text:p>1.08832466602325</text:p>
              </table:table-cell>
              <table:table-cell office:value-type="float" office:value="0.979094326496124">
                <text:p>0.979094326496124</text:p>
              </table:table-cell>
              <table:table-cell office:value-type="float" office:value="1.09302663803101">
                <text:p>1.09302663803101</text:p>
              </table:table-cell>
            </table:table-row>
            <table:table-row>
              <table:table-cell office:value-type="string">
                <text:p>11.04.23 15:37:26</text:p>
              </table:table-cell>
              <table:table-cell office:value-type="float" office:value="1.0836226940155">
                <text:p>1.0836226940155</text:p>
              </table:table-cell>
              <table:table-cell office:value-type="float" office:value="0.978732645511627">
                <text:p>0.978732645511627</text:p>
              </table:table-cell>
              <table:table-cell office:value-type="float" office:value="1.08651626110077">
                <text:p>1.08651626110077</text:p>
              </table:table-cell>
            </table:table-row>
            <table:table-row>
              <table:table-cell office:value-type="string">
                <text:p>11.04.23 15:37:27</text:p>
              </table:table-cell>
              <table:table-cell office:value-type="float" office:value="1.07711231708527">
                <text:p>1.07711231708527</text:p>
              </table:table-cell>
              <table:table-cell office:value-type="float" office:value="0.978009283542633">
                <text:p>0.978009283542633</text:p>
              </table:table-cell>
              <table:table-cell office:value-type="float" office:value="1.08253765106201">
                <text:p>1.08253765106201</text:p>
              </table:table-cell>
            </table:table-row>
            <table:table-row>
              <table:table-cell office:value-type="string">
                <text:p>11.04.23 15:37:28</text:p>
              </table:table-cell>
              <table:table-cell office:value-type="float" office:value="1.07241034507751">
                <text:p>1.07241034507751</text:p>
              </table:table-cell>
              <table:table-cell office:value-type="float" office:value="0.978009283542633">
                <text:p>0.978009283542633</text:p>
              </table:table-cell>
              <table:table-cell office:value-type="float" office:value="1.07747399806976">
                <text:p>1.07747399806976</text:p>
              </table:table-cell>
            </table:table-row>
            <table:table-row>
              <table:table-cell office:value-type="string">
                <text:p>11.04.23 15:37:29</text:p>
              </table:table-cell>
              <table:table-cell office:value-type="float" office:value="1.06879341602325">
                <text:p>1.06879341602325</text:p>
              </table:table-cell>
              <table:table-cell office:value-type="float" office:value="0.977647542953491">
                <text:p>0.977647542953491</text:p>
              </table:table-cell>
              <table:table-cell office:value-type="float" office:value="1.07349538803101">
                <text:p>1.07349538803101</text:p>
              </table:table-cell>
            </table:table-row>
            <table:table-row>
              <table:table-cell office:value-type="string">
                <text:p>11.04.23 15:37:30</text:p>
              </table:table-cell>
              <table:table-cell office:value-type="float" office:value="1.064453125">
                <text:p>1.064453125</text:p>
              </table:table-cell>
              <table:table-cell office:value-type="float" office:value="0.977647542953491">
                <text:p>0.977647542953491</text:p>
              </table:table-cell>
              <table:table-cell office:value-type="float" office:value="1.06951677799225">
                <text:p>1.06951677799225</text:p>
              </table:table-cell>
            </table:table-row>
            <table:table-row>
              <table:table-cell office:value-type="string">
                <text:p>11.04.23 15:37:31</text:p>
              </table:table-cell>
              <table:table-cell office:value-type="float" office:value="1.06047451496124">
                <text:p>1.06047451496124</text:p>
              </table:table-cell>
              <table:table-cell office:value-type="float" office:value="0.977285861968994">
                <text:p>0.977285861968994</text:p>
              </table:table-cell>
              <table:table-cell office:value-type="float" office:value="1.06553816795349">
                <text:p>1.06553816795349</text:p>
              </table:table-cell>
            </table:table-row>
            <table:table-row>
              <table:table-cell office:value-type="string">
                <text:p>11.04.23 15:37:32</text:p>
              </table:table-cell>
              <table:table-cell office:value-type="float" office:value="1.05685758590698">
                <text:p>1.05685758590698</text:p>
              </table:table-cell>
              <table:table-cell office:value-type="float" office:value="0.9765625">
                <text:p>0.9765625</text:p>
              </table:table-cell>
              <table:table-cell office:value-type="float" office:value="1.06083619594574">
                <text:p>1.06083619594574</text:p>
              </table:table-cell>
            </table:table-row>
            <table:table-row>
              <table:table-cell office:value-type="string">
                <text:p>11.04.23 15:37:33</text:p>
              </table:table-cell>
              <table:table-cell office:value-type="float" office:value="1.05251741409302">
                <text:p>1.05251741409302</text:p>
              </table:table-cell>
              <table:table-cell office:value-type="float" office:value="0.976200819015503">
                <text:p>0.976200819015503</text:p>
              </table:table-cell>
              <table:table-cell office:value-type="float" office:value="1.05758106708527">
                <text:p>1.05758106708527</text:p>
              </table:table-cell>
            </table:table-row>
            <table:table-row>
              <table:table-cell office:value-type="string">
                <text:p>11.04.23 15:37:34</text:p>
              </table:table-cell>
              <table:table-cell office:value-type="float" office:value="1.04926216602325">
                <text:p>1.04926216602325</text:p>
              </table:table-cell>
              <table:table-cell office:value-type="float" office:value="0.976200819015503">
                <text:p>0.976200819015503</text:p>
              </table:table-cell>
              <table:table-cell office:value-type="float" office:value="1.0543258190155">
                <text:p>1.0543258190155</text:p>
              </table:table-cell>
            </table:table-row>
            <table:table-row>
              <table:table-cell office:value-type="string">
                <text:p>11.04.23 15:37:35</text:p>
              </table:table-cell>
              <table:table-cell office:value-type="float" office:value="1.04311347007751">
                <text:p>1.04311347007751</text:p>
              </table:table-cell>
              <table:table-cell office:value-type="float" office:value="0.975839138031006">
                <text:p>0.975839138031006</text:p>
              </table:table-cell>
              <table:table-cell office:value-type="float" office:value="1.04817712306976">
                <text:p>1.04817712306976</text:p>
              </table:table-cell>
            </table:table-row>
            <table:table-row>
              <table:table-cell office:value-type="string">
                <text:p>11.04.23 15:37:36</text:p>
              </table:table-cell>
              <table:table-cell office:value-type="float" office:value="1.04311347007751">
                <text:p>1.04311347007751</text:p>
              </table:table-cell>
              <table:table-cell office:value-type="float" office:value="0.975839138031006">
                <text:p>0.975839138031006</text:p>
              </table:table-cell>
              <table:table-cell office:value-type="float" office:value="1.04817712306976">
                <text:p>1.04817712306976</text:p>
              </table:table-cell>
            </table:table-row>
            <table:table-row>
              <table:table-cell office:value-type="string">
                <text:p>11.04.23 15:37:37</text:p>
              </table:table-cell>
              <table:table-cell office:value-type="float" office:value="1.03768813610077">
                <text:p>1.03768813610077</text:p>
              </table:table-cell>
              <table:table-cell office:value-type="float" office:value="0.975115716457367">
                <text:p>0.975115716457367</text:p>
              </table:table-cell>
              <table:table-cell office:value-type="float" office:value="1.04238998889923">
                <text:p>1.04238998889923</text:p>
              </table:table-cell>
            </table:table-row>
            <table:table-row>
              <table:table-cell office:value-type="string">
                <text:p>11.04.23 15:37:38</text:p>
              </table:table-cell>
              <table:table-cell office:value-type="float" office:value="1.0347945690155">
                <text:p>1.0347945690155</text:p>
              </table:table-cell>
              <table:table-cell office:value-type="float" office:value="0.975115716457367">
                <text:p>0.975115716457367</text:p>
              </table:table-cell>
              <table:table-cell office:value-type="float" office:value="1.03985822200775">
                <text:p>1.03985822200775</text:p>
              </table:table-cell>
            </table:table-row>
            <table:table-row>
              <table:table-cell office:value-type="string">
                <text:p>11.04.23 15:37:39</text:p>
              </table:table-cell>
              <table:table-cell office:value-type="float" office:value="1.03298616409302">
                <text:p>1.03298616409302</text:p>
              </table:table-cell>
              <table:table-cell office:value-type="float" office:value="0.97475403547287">
                <text:p>0.97475403547287</text:p>
              </table:table-cell>
              <table:table-cell office:value-type="float" office:value="1.03768813610077">
                <text:p>1.03768813610077</text:p>
              </table:table-cell>
            </table:table-row>
            <table:table-row>
              <table:table-cell office:value-type="string">
                <text:p>11.04.23 15:37:40</text:p>
              </table:table-cell>
              <table:table-cell office:value-type="float" office:value="1.03045427799225">
                <text:p>1.03045427799225</text:p>
              </table:table-cell>
              <table:table-cell office:value-type="float" office:value="0.97475403547287">
                <text:p>0.97475403547287</text:p>
              </table:table-cell>
              <table:table-cell office:value-type="float" office:value="1.03515625">
                <text:p>1.03515625</text:p>
              </table:table-cell>
            </table:table-row>
            <table:table-row>
              <table:table-cell office:value-type="string">
                <text:p>11.04.23 15:37:41</text:p>
              </table:table-cell>
              <table:table-cell office:value-type="float" office:value="1.02864587306976">
                <text:p>1.02864587306976</text:p>
              </table:table-cell>
              <table:table-cell office:value-type="float" office:value="0.97475403547287">
                <text:p>0.97475403547287</text:p>
              </table:table-cell>
              <table:table-cell office:value-type="float" office:value="1.03370952606201">
                <text:p>1.03370952606201</text:p>
              </table:table-cell>
            </table:table-row>
            <table:table-row>
              <table:table-cell office:value-type="string">
                <text:p>11.04.23 15:37:42</text:p>
              </table:table-cell>
              <table:table-cell office:value-type="float" office:value="1.02683734893799">
                <text:p>1.02683734893799</text:p>
              </table:table-cell>
              <table:table-cell office:value-type="float" office:value="0.97475403547287">
                <text:p>0.97475403547287</text:p>
              </table:table-cell>
              <table:table-cell office:value-type="float" office:value="1.03153932094574">
                <text:p>1.03153932094574</text:p>
              </table:table-cell>
            </table:table-row>
            <table:table-row>
              <table:table-cell office:value-type="string">
                <text:p>11.04.23 15:37:43</text:p>
              </table:table-cell>
              <table:table-cell office:value-type="float" office:value="1.025390625">
                <text:p>1.025390625</text:p>
              </table:table-cell>
              <table:table-cell office:value-type="float" office:value="0.974392354488373">
                <text:p>0.974392354488373</text:p>
              </table:table-cell>
              <table:table-cell office:value-type="float" office:value="1.03009259700775">
                <text:p>1.03009259700775</text:p>
              </table:table-cell>
            </table:table-row>
            <table:table-row>
              <table:table-cell office:value-type="string">
                <text:p>11.04.23 15:37:44</text:p>
              </table:table-cell>
              <table:table-cell office:value-type="float" office:value="1.02285873889923">
                <text:p>1.02285873889923</text:p>
              </table:table-cell>
              <table:table-cell office:value-type="float" office:value="0.974392354488373">
                <text:p>0.974392354488373</text:p>
              </table:table-cell>
              <table:table-cell office:value-type="float" office:value="1.02792251110077">
                <text:p>1.02792251110077</text:p>
              </table:table-cell>
            </table:table-row>
            <table:table-row>
              <table:table-cell office:value-type="string">
                <text:p>11.04.23 15:37:45</text:p>
              </table:table-cell>
              <table:table-cell office:value-type="float" office:value="1.02213537693024">
                <text:p>1.02213537693024</text:p>
              </table:table-cell>
              <table:table-cell office:value-type="float" office:value="0.973668992519379">
                <text:p>0.973668992519379</text:p>
              </table:table-cell>
              <table:table-cell office:value-type="float" office:value="1.02683734893799">
                <text:p>1.02683734893799</text:p>
              </table:table-cell>
            </table:table-row>
            <table:table-row>
              <table:table-cell office:value-type="string">
                <text:p>11.04.23 15:37:46</text:p>
              </table:table-cell>
              <table:table-cell office:value-type="float" office:value="1.01996529102325">
                <text:p>1.01996529102325</text:p>
              </table:table-cell>
              <table:table-cell office:value-type="float" office:value="0.973668992519379">
                <text:p>0.973668992519379</text:p>
              </table:table-cell>
              <table:table-cell office:value-type="float" office:value="1.025390625">
                <text:p>1.025390625</text:p>
              </table:table-cell>
            </table:table-row>
            <table:table-row>
              <table:table-cell office:value-type="string">
                <text:p>11.04.23 15:37:47</text:p>
              </table:table-cell>
              <table:table-cell office:value-type="float" office:value="1.01888024806976">
                <text:p>1.01888024806976</text:p>
              </table:table-cell>
              <table:table-cell office:value-type="float" office:value="0.973668992519379">
                <text:p>0.973668992519379</text:p>
              </table:table-cell>
              <table:table-cell office:value-type="float" office:value="1.02394390106201">
                <text:p>1.02394390106201</text:p>
              </table:table-cell>
            </table:table-row>
            <table:table-row>
              <table:table-cell office:value-type="string">
                <text:p>11.04.23 15:37:48</text:p>
              </table:table-cell>
              <table:table-cell office:value-type="float" office:value="1.01743340492249">
                <text:p>1.01743340492249</text:p>
              </table:table-cell>
              <table:table-cell office:value-type="float" office:value="0.973668992519379">
                <text:p>0.973668992519379</text:p>
              </table:table-cell>
              <table:table-cell office:value-type="float" office:value="1.02249705791473">
                <text:p>1.02249705791473</text:p>
              </table:table-cell>
            </table:table-row>
            <table:table-row>
              <table:table-cell office:value-type="string">
                <text:p>11.04.23 15:37:49</text:p>
              </table:table-cell>
              <table:table-cell office:value-type="float" office:value="1.01634836196899">
                <text:p>1.01634836196899</text:p>
              </table:table-cell>
              <table:table-cell office:value-type="float" office:value="0.974392354488373">
                <text:p>0.974392354488373</text:p>
              </table:table-cell>
              <table:table-cell office:value-type="float" office:value="1.02141201496124">
                <text:p>1.02141201496124</text:p>
              </table:table-cell>
            </table:table-row>
            <table:table-row>
              <table:table-cell office:value-type="string">
                <text:p>11.04.23 15:37:50</text:p>
              </table:table-cell>
              <table:table-cell office:value-type="float" office:value="1.01490163803101">
                <text:p>1.01490163803101</text:p>
              </table:table-cell>
              <table:table-cell office:value-type="float" office:value="0.973668992519379">
                <text:p>0.973668992519379</text:p>
              </table:table-cell>
              <table:table-cell office:value-type="float" office:value="1.01996529102325">
                <text:p>1.01996529102325</text:p>
              </table:table-cell>
            </table:table-row>
            <table:table-row>
              <table:table-cell office:value-type="string">
                <text:p>11.04.23 15:37:51</text:p>
              </table:table-cell>
              <table:table-cell office:value-type="float" office:value="1.01381659507751">
                <text:p>1.01381659507751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1851856708527">
                <text:p>1.01851856708527</text:p>
              </table:table-cell>
            </table:table-row>
            <table:table-row>
              <table:table-cell office:value-type="string">
                <text:p>11.04.23 15:37:52</text:p>
              </table:table-cell>
              <table:table-cell office:value-type="float" office:value="1.01309311389923">
                <text:p>1.01309311389923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1815688610077">
                <text:p>1.01815688610077</text:p>
              </table:table-cell>
            </table:table-row>
            <table:table-row>
              <table:table-cell office:value-type="string">
                <text:p>11.04.23 15:37:53</text:p>
              </table:table-cell>
              <table:table-cell office:value-type="float" office:value="1.01200807094574">
                <text:p>1.01200807094574</text:p>
              </table:table-cell>
              <table:table-cell office:value-type="float" office:value="0.973668992519379">
                <text:p>0.973668992519379</text:p>
              </table:table-cell>
              <table:table-cell office:value-type="float" office:value="1.01671004295349">
                <text:p>1.01671004295349</text:p>
              </table:table-cell>
            </table:table-row>
            <table:table-row>
              <table:table-cell office:value-type="string">
                <text:p>11.04.23 15:37:54</text:p>
              </table:table-cell>
              <table:table-cell office:value-type="float" office:value="1.01092302799225">
                <text:p>1.01092302799225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1671004295349">
                <text:p>1.01671004295349</text:p>
              </table:table-cell>
            </table:table-row>
            <table:table-row>
              <table:table-cell office:value-type="string">
                <text:p>11.04.23 15:37:55</text:p>
              </table:table-cell>
              <table:table-cell office:value-type="float" office:value="1.01019966602325">
                <text:p>1.01019966602325</text:p>
              </table:table-cell>
              <table:table-cell office:value-type="float" office:value="0.973668992519379">
                <text:p>0.973668992519379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11.04.23 15:37:56</text:p>
              </table:table-cell>
              <table:table-cell office:value-type="float" office:value="1.00983798503876">
                <text:p>1.00983798503876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1417827606201">
                <text:p>1.01417827606201</text:p>
              </table:table-cell>
            </table:table-row>
            <table:table-row>
              <table:table-cell office:value-type="string">
                <text:p>11.04.23 15:37:57</text:p>
              </table:table-cell>
              <table:table-cell office:value-type="float" office:value="1.00875294208527">
                <text:p>1.00875294208527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1345491409302">
                <text:p>1.01345491409302</text:p>
              </table:table-cell>
            </table:table-row>
            <table:table-row>
              <table:table-cell office:value-type="string">
                <text:p>11.04.23 15:37:58</text:p>
              </table:table-cell>
              <table:table-cell office:value-type="float" office:value="1.00766777992249">
                <text:p>1.00766777992249</text:p>
              </table:table-cell>
              <table:table-cell office:value-type="float" office:value="0.974392354488373">
                <text:p>0.974392354488373</text:p>
              </table:table-cell>
              <table:table-cell office:value-type="float" office:value="1.01236975193024">
                <text:p>1.01236975193024</text:p>
              </table:table-cell>
            </table:table-row>
            <table:table-row>
              <table:table-cell office:value-type="string">
                <text:p>11.04.23 15:37:59</text:p>
              </table:table-cell>
              <table:table-cell office:value-type="float" office:value="1.00694441795349">
                <text:p>1.00694441795349</text:p>
              </table:table-cell>
              <table:table-cell office:value-type="float" office:value="0.974392354488373">
                <text:p>0.974392354488373</text:p>
              </table:table-cell>
              <table:table-cell office:value-type="float" office:value="1.01200807094574">
                <text:p>1.01200807094574</text:p>
              </table:table-cell>
            </table:table-row>
            <table:table-row>
              <table:table-cell office:value-type="string">
                <text:p>11.04.23 15:38:00</text:p>
              </table:table-cell>
              <table:table-cell office:value-type="float" office:value="1.0062210559845">
                <text:p>1.0062210559845</text:p>
              </table:table-cell>
              <table:table-cell office:value-type="float" office:value="0.974392354488373">
                <text:p>0.974392354488373</text:p>
              </table:table-cell>
              <table:table-cell office:value-type="float" office:value="1.01092302799225">
                <text:p>1.01092302799225</text:p>
              </table:table-cell>
            </table:table-row>
            <table:table-row>
              <table:table-cell office:value-type="string">
                <text:p>11.04.23 15:38:01</text:p>
              </table:table-cell>
              <table:table-cell office:value-type="float" office:value="1.0054976940155">
                <text:p>1.0054976940155</text:p>
              </table:table-cell>
              <table:table-cell office:value-type="float" office:value="0.973668992519379">
                <text:p>0.973668992519379</text:p>
              </table:table-cell>
              <table:table-cell office:value-type="float" office:value="1.01056134700775">
                <text:p>1.01056134700775</text:p>
              </table:table-cell>
            </table:table-row>
            <table:table-row>
              <table:table-cell office:value-type="string">
                <text:p>11.04.23 15:38:02</text:p>
              </table:table-cell>
              <table:table-cell office:value-type="float" office:value="1.00405097007751">
                <text:p>1.00405097007751</text:p>
              </table:table-cell>
              <table:table-cell office:value-type="float" office:value="0.973668992519379">
                <text:p>0.973668992519379</text:p>
              </table:table-cell>
              <table:table-cell office:value-type="float" office:value="1.00947630405426">
                <text:p>1.00947630405426</text:p>
              </table:table-cell>
            </table:table-row>
            <table:table-row>
              <table:table-cell office:value-type="string">
                <text:p>11.04.23 15:38:03</text:p>
              </table:table-cell>
              <table:table-cell office:value-type="float" office:value="1.00332748889923">
                <text:p>1.00332748889923</text:p>
              </table:table-cell>
              <table:table-cell office:value-type="float" office:value="0.973668992519379">
                <text:p>0.973668992519379</text:p>
              </table:table-cell>
              <table:table-cell office:value-type="float" office:value="1.00839126110077">
                <text:p>1.00839126110077</text:p>
              </table:table-cell>
            </table:table-row>
            <table:table-row>
              <table:table-cell office:value-type="string">
                <text:p>11.04.23 15:38:04</text:p>
              </table:table-cell>
              <table:table-cell office:value-type="float" office:value="1.00296580791473">
                <text:p>1.00296580791473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802946090698">
                <text:p>1.00802946090698</text:p>
              </table:table-cell>
            </table:table-row>
            <table:table-row>
              <table:table-cell office:value-type="string">
                <text:p>11.04.23 15:38:05</text:p>
              </table:table-cell>
              <table:table-cell office:value-type="float" office:value="1.00260412693024">
                <text:p>1.00260412693024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766777992249">
                <text:p>1.00766777992249</text:p>
              </table:table-cell>
            </table:table-row>
            <table:table-row>
              <table:table-cell office:value-type="string">
                <text:p>11.04.23 15:38:06</text:p>
              </table:table-cell>
              <table:table-cell office:value-type="float" office:value="1.00188076496124">
                <text:p>1.00188076496124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730609893799">
                <text:p>1.00730609893799</text:p>
              </table:table-cell>
            </table:table-row>
            <table:table-row>
              <table:table-cell office:value-type="string">
                <text:p>11.04.23 15:38:07</text:p>
              </table:table-cell>
              <table:table-cell office:value-type="float" office:value="1.00188076496124">
                <text:p>1.00188076496124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658273696899">
                <text:p>1.00658273696899</text:p>
              </table:table-cell>
            </table:table-row>
            <table:table-row>
              <table:table-cell office:value-type="string">
                <text:p>11.04.23 15:38:08</text:p>
              </table:table-cell>
              <table:table-cell office:value-type="float" office:value="1.00115740299225">
                <text:p>1.00115740299225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62210559845">
                <text:p>1.0062210559845</text:p>
              </table:table-cell>
            </table:table-row>
            <table:table-row>
              <table:table-cell office:value-type="string">
                <text:p>11.04.23 15:38:09</text:p>
              </table:table-cell>
              <table:table-cell office:value-type="float" office:value="1.00115740299225">
                <text:p>1.00115740299225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5859375">
                <text:p>1.005859375</text:p>
              </table:table-cell>
            </table:table-row>
            <table:table-row>
              <table:table-cell office:value-type="string">
                <text:p>11.04.23 15:38:10</text:p>
              </table:table-cell>
              <table:table-cell office:value-type="float" office:value="1.00079572200775">
                <text:p>1.00079572200775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513601303101">
                <text:p>1.00513601303101</text:p>
              </table:table-cell>
            </table:table-row>
            <table:table-row>
              <table:table-cell office:value-type="string">
                <text:p>11.04.23 15:38:11</text:p>
              </table:table-cell>
              <table:table-cell office:value-type="float" office:value="0.999710619449615">
                <text:p>0.999710619449615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477433204651">
                <text:p>1.00477433204651</text:p>
              </table:table-cell>
            </table:table-row>
            <table:table-row>
              <table:table-cell office:value-type="string">
                <text:p>11.04.23 15:38:12</text:p>
              </table:table-cell>
              <table:table-cell office:value-type="float" office:value="0.999348938465118">
                <text:p>0.999348938465118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477433204651">
                <text:p>1.00477433204651</text:p>
              </table:table-cell>
            </table:table-row>
            <table:table-row>
              <table:table-cell office:value-type="string">
                <text:p>11.04.23 15:38:13</text:p>
              </table:table-cell>
              <table:table-cell office:value-type="float" office:value="0.999348938465118">
                <text:p>0.999348938465118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368928909302">
                <text:p>1.00368928909302</text:p>
              </table:table-cell>
            </table:table-row>
            <table:table-row>
              <table:table-cell office:value-type="string">
                <text:p>11.04.23 15:38:14</text:p>
              </table:table-cell>
              <table:table-cell office:value-type="float" office:value="0.998625576496124">
                <text:p>0.998625576496124</text:p>
              </table:table-cell>
              <table:table-cell office:value-type="float" office:value="0.973668992519379">
                <text:p>0.973668992519379</text:p>
              </table:table-cell>
              <table:table-cell office:value-type="float" office:value="1.00332748889923">
                <text:p>1.00332748889923</text:p>
              </table:table-cell>
            </table:table-row>
            <table:table-row>
              <table:table-cell office:value-type="string">
                <text:p>11.04.23 15:38:15</text:p>
              </table:table-cell>
              <table:table-cell office:value-type="float" office:value="0.998625576496124">
                <text:p>0.998625576496124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332748889923">
                <text:p>1.00332748889923</text:p>
              </table:table-cell>
            </table:table-row>
            <table:table-row>
              <table:table-cell office:value-type="string">
                <text:p>11.04.23 15:38:16</text:p>
              </table:table-cell>
              <table:table-cell office:value-type="float" office:value="0.99790221452713">
                <text:p>0.99790221452713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296580791473">
                <text:p>1.00296580791473</text:p>
              </table:table-cell>
            </table:table-row>
            <table:table-row>
              <table:table-cell office:value-type="string">
                <text:p>11.04.23 15:38:17</text:p>
              </table:table-cell>
              <table:table-cell office:value-type="float" office:value="0.997178792953491">
                <text:p>0.997178792953491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224244594574">
                <text:p>1.00224244594574</text:p>
              </table:table-cell>
            </table:table-row>
            <table:table-row>
              <table:table-cell office:value-type="string">
                <text:p>11.04.23 15:38:18</text:p>
              </table:table-cell>
              <table:table-cell office:value-type="float" office:value="0.997178792953491">
                <text:p>0.997178792953491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224244594574">
                <text:p>1.00224244594574</text:p>
              </table:table-cell>
            </table:table-row>
            <table:table-row>
              <table:table-cell office:value-type="string">
                <text:p>11.04.23 15:38:19</text:p>
              </table:table-cell>
              <table:table-cell office:value-type="float" office:value="0.997178792953491">
                <text:p>0.997178792953491</text:p>
              </table:table-cell>
              <table:table-cell office:value-type="float" office:value="0.973668992519379">
                <text:p>0.973668992519379</text:p>
              </table:table-cell>
              <table:table-cell office:value-type="float" office:value="1.00188076496124">
                <text:p>1.00188076496124</text:p>
              </table:table-cell>
            </table:table-row>
            <table:table-row>
              <table:table-cell office:value-type="string">
                <text:p>11.04.23 15:38:20</text:p>
              </table:table-cell>
              <table:table-cell office:value-type="float" office:value="0.996817111968994">
                <text:p>0.996817111968994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151908397675">
                <text:p>1.00151908397675</text:p>
              </table:table-cell>
            </table:table-row>
            <table:table-row>
              <table:table-cell office:value-type="string">
                <text:p>11.04.23 15:38:21</text:p>
              </table:table-cell>
              <table:table-cell office:value-type="float" office:value="0.996455430984497">
                <text:p>0.996455430984497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079572200775">
                <text:p>1.00079572200775</text:p>
              </table:table-cell>
            </table:table-row>
            <table:table-row>
              <table:table-cell office:value-type="string">
                <text:p>11.04.23 15:38:22</text:p>
              </table:table-cell>
              <table:table-cell office:value-type="float" office:value="0.995732069015503">
                <text:p>0.995732069015503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079572200775">
                <text:p>1.00079572200775</text:p>
              </table:table-cell>
            </table:table-row>
            <table:table-row>
              <table:table-cell office:value-type="string">
                <text:p>11.04.23 15:38:23</text:p>
              </table:table-cell>
              <table:table-cell office:value-type="float" office:value="0.995370388031006">
                <text:p>0.995370388031006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043404102325">
                <text:p>1.00043404102325</text:p>
              </table:table-cell>
            </table:table-row>
            <table:table-row>
              <table:table-cell office:value-type="string">
                <text:p>11.04.23 15:38:24</text:p>
              </table:table-cell>
              <table:table-cell office:value-type="float" office:value="0.995370388031006">
                <text:p>0.995370388031006</text:p>
              </table:table-cell>
              <table:table-cell office:value-type="float" office:value="0.973307311534882">
                <text:p>0.973307311534882</text:p>
              </table:table-cell>
              <table:table-cell office:value-type="float" office:value="1.00043404102325">
                <text:p>1.00043404102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